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317.25pt"/>
    </style:style>
    <style:style style:name="co6" style:family="table-column">
      <style:table-column-properties fo:break-before="auto" style:column-width="171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6"/>
        <table:table-column table:style-name="co5" table:default-cell-style-name="ce8"/>
        <table:table-column table:style-name="co6" table:default-cell-style-name="ce2"/>
        <table:table-column table:style-name="co1" table:number-columns-repeated="1007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style-name="ce3" office:value-type="string" calcext:value-type="string">
            <text:p>Day of Week</text:p>
          </table:table-cell>
          <table:table-cell office:value-type="string" calcext:value-type="string">
            <text:p>Adjusted Week Time</text:p>
          </table:table-cell>
          <table:table-cell office:value-type="string" calcext:value-type="string">
            <text:p>Extra Notes</text:p>
          </table:table-cell>
          <table:table-cell office:value-type="string" calcext:value-type="string">
            <text:p>Timesheet Owner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];[.A2];[.C2];[.A2];[.D2])" office:value-type="string" office:string-value="6:16:2016" calcext:value-type="string">
            <text:p>6:1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8])&gt;=60;SUM([.J2:.J8])+ROUND(INT(SUM([.K2:.K8]))/60;0);SUM([.J2:.J8]));[.A2];IF(SUM([.K2:.K8])&gt;=60;ROUND(60*(ROUND(INT(SUM([.K2:.K8])/60)-SUM([.K2:.K8])/60;2)*-1);0)))" office:value-type="string" office:string-value="72:37" calcext:value-type="string" table:number-columns-spanned="1" table:number-rows-spanned="7">
            <text:p>72:37</text:p>
          </table:table-cell>
          <table:table-cell table:style-name="ce5" office:value-type="string" calcext:value-type="string">
            <text:p>Wednesday</text:p>
          </table:table-cell>
          <table:table-cell table:style-name="ce7" office:value-type="string" calcext:value-type="string" table:number-columns-spanned="1" table:number-rows-spanned="4">
            <text:p>UNLOGGED</text:p>
          </table:table-cell>
          <table:table-cell table:style-name="ce9" office:value-type="string" calcext:value-type="string" table:number-columns-spanned="1" table:number-rows-spanned="4">
            <text:p>someone deleted my first sheet, so the hours before</text:p>
            <text:p>This week have been deleted, and therefore,</text:p>
            <text:p>If I were to go to report the hours before these logged days,</text:p>
            <text:p>It would be no more than hearsay, so they have not been logged.</text:p>
          </table:table-cell>
          <table:table-cell office:value-type="string" calcext:value-type="string">
            <text:p>Carl Joseph Hirner II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4" table:formula="of:=CONCATENATE(IF(SUM([.K3:.K9])&gt;=60;SUM([.J3:.J9])+ROUND(INT(SUM([.K3:.K9]))/60;0);SUM([.J3:.J9]));[.A3];IF(SUM([.K3:.K9])&gt;=60;ROUND(60*(ROUND(INT(SUM([.K3:.K9])/60)-SUM([.K3:.K9])/60;2)*-1);0)))" office:value-type="string" office:string-value="66:37" calcext:value-type="string">
            <text:p>66:37</text:p>
          </table:covered-table-cell>
          <table:table-cell table:style-name="ce5" office:value-type="string" calcext:value-type="string">
            <text:p>Thursday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];[.A4];[.C4];[.A4];[.D4])" office:value-type="string" office:string-value="6:17:2016" calcext:value-type="string">
            <text:p>6:17: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4" table:formula="of:=CONCATENATE(IF(SUM([.K4:.K10])&gt;=60;SUM([.J4:.J10])+ROUND(INT(SUM([.K4:.K10]))/60;0);SUM([.J4:.J10]));[.A4];IF(SUM([.K4:.K10])&gt;=60;ROUND(60*(ROUND(INT(SUM([.K4:.K10])/60)-SUM([.K4:.K10])/60;2)*-1);0)))" office:value-type="string" office:string-value="62:0" calcext:value-type="string">
            <text:p>62:0</text:p>
          </table:covered-table-cell>
          <table:table-cell table:style-name="ce5" office:value-type="string" calcext:value-type="string">
            <text:p>Friday</text:p>
          </table:table-cell>
          <table:covered-table-cell table:number-columns-repeated="2"/>
          <table:table-cell office:value-type="string" calcext:value-type="string">
            <text:p>Companies/Aliases/Organization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];[.A5];[.C5];[.A5];[.D5])" office:value-type="string" office:string-value="6:18:2016" calcext:value-type="string">
            <text:p>6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4" table:formula="of:=CONCATENATE(IF(SUM([.K5:.K11])&gt;=60;SUM([.J5:.J11])+ROUND(INT(SUM([.K5:.K11]))/60;0);SUM([.J5:.J11]));[.A5];IF(SUM([.K5:.K11])&gt;=60;ROUND(60*(ROUND(INT(SUM([.K5:.K11])/60)-SUM([.K5:.K11])/60;2)*-1);0)))" office:value-type="string" office:string-value="57:0" calcext:value-type="string">
            <text:p>57:0</text:p>
          </table:covered-table-cell>
          <table:table-cell table:style-name="ce5" office:value-type="string" calcext:value-type="string">
            <text:p>Saturday</text:p>
          </table:table-cell>
          <table:covered-table-cell table:number-columns-repeated="2"/>
          <table:table-cell office:value-type="string" calcext:value-type="string">
            <text:p>Hotel I64, Speco Hotels, Akazah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];[.A6];[.C6];[.A6];[.D6])" office:value-type="string" office:string-value="6:19:2016" calcext:value-type="string">
            <text:p>6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4" table:formula="of:=CONCATENATE(IF(SUM([.K6:.K12])&gt;=60;SUM([.J6:.J12])+ROUND(INT(SUM([.K6:.K12]))/60;0);SUM([.J6:.J12]));[.A6];IF(SUM([.K6:.K12])&gt;=60;ROUND(60*(ROUND(INT(SUM([.K6:.K12])/60)-SUM([.K6:.K12])/60;2)*-1);0)))" office:value-type="string" office:string-value="56:0" calcext:value-type="string">
            <text:p>56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:.K12])&gt;=60;SUM([.J6:.J12])+ROUND(INT(SUM([.K6:.K12]))/60;0);SUM([.J6:.J12]));[.A2];IF(SUM([.K6:.K12])&gt;=60;ROUND(60*(ROUND(INT(SUM([.K6:.K12])/60)-SUM([.K6:.K12])/60;2)*-1);0)))" office:value-type="string" office:string-value="56:0" calcext:value-type="string" table:number-columns-spanned="1" table:number-rows-spanned="7">
            <text:p>56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];[.A7];[.C7];[.A7];[.D7])" office:value-type="string" office:string-value="6:20:2016" calcext:value-type="string">
            <text:p>6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4" table:formula="of:=CONCATENATE(IF(SUM([.K7:.K13])&gt;=60;SUM([.J7:.J13])+ROUND(INT(SUM([.K7:.K13]))/60;0);SUM([.J7:.J13]));[.A7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:.K13])&gt;=60;SUM([.J7:.J13])+ROUND(INT(SUM([.K7:.K13]))/60;0);SUM([.J7:.J13]));[.A3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/>
          <table:table-cell office:value-type="string" calcext:value-type="string">
            <text:p>Positions Serving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];[.A8];[.C8];[.A8];[.D8])" office:value-type="string" office:string-value="6:21:2016" calcext:value-type="string">
            <text:p>6:21: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4" table:formula="of:=CONCATENATE(IF(SUM([.K8:.K14])&gt;=60;SUM([.J8:.J14])+ROUND(INT(SUM([.K8:.K14]))/60;0);SUM([.J8:.J14]));[.A8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:.K14])&gt;=60;SUM([.J8:.J14])+ROUND(INT(SUM([.K8:.K14]))/60;0);SUM([.J8:.J14]));[.A4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/>
          <table:table-cell office:value-type="string" calcext:value-type="string">
            <text:p>{Housekeeping/IT}{Manager/Laborer}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9];[.A9];[.C9];[.A9];[.D9])" office:value-type="string" office:string-value="6:22:2016" calcext:value-type="string">
            <text:p>6:2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table-cell table:style-name="ce4" table:formula="of:=CONCATENATE(IF(SUM([.K9:.K15])&gt;=60;SUM([.J9:.J15])+ROUND(INT(SUM([.K9:.K15]))/60;0);SUM([.J9:.J15]));[.A9];IF(SUM([.K9:.K15])&gt;=60;ROUND(60*(ROUND(INT(SUM([.K9:.K15])/60)-SUM([.K9:.K15])/60;2)*-1);0)))" office:value-type="string" office:string-value="53:11" calcext:value-type="string" table:number-columns-spanned="1" table:number-rows-spanned="7">
            <text:p>53:11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9:.K15])&gt;=60;SUM([.J9:.J15])+ROUND(INT(SUM([.K9:.K15]))/60;0);SUM([.J9:.J15]));[.A5];IF(SUM([.K9:.K15])&gt;=60;ROUND(60*(ROUND(INT(SUM([.K9:.K15])/60)-SUM([.K9:.K15])/60;2)*-1);0)))" office:value-type="string" office:string-value="53:11" calcext:value-type="string">
            <text:p>53:11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0];[.A10];[.C10];[.A10];[.D10])" office:value-type="string" office:string-value="6:23:2016" calcext:value-type="string">
            <text:p>6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covered-table-cell table:style-name="ce4" table:formula="of:=CONCATENATE(IF(SUM([.K10:.K16])&gt;=60;SUM([.J10:.J16])+ROUND(INT(SUM([.K10:.K16]))/60;0);SUM([.J10:.J16]));[.A10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0:.K16])&gt;=60;SUM([.J10:.J16])+ROUND(INT(SUM([.K10:.K16]))/60;0);SUM([.J10:.J16]));[.A6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1];[.A11];[.C11];[.A11];[.D11])" office:value-type="string" office:string-value="6:24:2016" calcext:value-type="string">
            <text:p>6:2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4" table:formula="of:=CONCATENATE(IF(SUM([.K11:.K17])&gt;=60;SUM([.J11:.J17])+ROUND(INT(SUM([.K11:.K17]))/60;0);SUM([.J11:.J17]));[.A11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1:.K17])&gt;=60;SUM([.J11:.J17])+ROUND(INT(SUM([.K11:.K17]))/60;0);SUM([.J11:.J17]));[.A7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2];[.A12];[.C12];[.A12];[.D12])" office:value-type="string" office:string-value="6:25:2016" calcext:value-type="string">
            <text:p>6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4" table:formula="of:=CONCATENATE(IF(SUM([.K12:.K18])&gt;=60;SUM([.J12:.J18])+ROUND(INT(SUM([.K12:.K18]))/60;0);SUM([.J12:.J18]));[.A12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2:.K18])&gt;=60;SUM([.J12:.J18])+ROUND(INT(SUM([.K12:.K18]))/60;0);SUM([.J12:.J18]));[.A8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3];[.A13];[.C13];[.A13];[.D13])" office:value-type="string" office:string-value="6:26:2016" calcext:value-type="string">
            <text:p>6:2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4" table:formula="of:=CONCATENATE(IF(SUM([.K13:.K19])&gt;=60;SUM([.J13:.J19])+ROUND(INT(SUM([.K13:.K19]))/60;0);SUM([.J13:.J19]));[.A13];IF(SUM([.K13:.K19])&gt;=60;ROUND(60*(ROUND(INT(SUM([.K13:.K19])/60)-SUM([.K13:.K19])/60;2)*-1);0)))" office:value-type="string" office:string-value="63:22" calcext:value-type="string">
            <text:p>63:2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13:.K19])&gt;=60;SUM([.J13:.J19])+ROUND(INT(SUM([.K13:.K19]))/60;0);SUM([.J13:.J19]));[.A9];IF(SUM([.K13:.K19])&gt;=60;ROUND(60*(ROUND(INT(SUM([.K13:.K19])/60)-SUM([.K13:.K19])/60;2)*-1);0)))" office:value-type="string" office:string-value="63:22" calcext:value-type="string" table:number-columns-spanned="1" table:number-rows-spanned="7">
            <text:p>63: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4];[.A14];[.C14];[.A14];[.D14])" office:value-type="string" office:string-value="6:27:2016" calcext:value-type="string">
            <text:p>6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4" table:formula="of:=CONCATENATE(IF(SUM([.K14:.K20])&gt;=60;SUM([.J14:.J20])+ROUND(INT(SUM([.K14:.K20]))/60;0);SUM([.J14:.J20]));[.A14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14:.K20])&gt;=60;SUM([.J14:.J20])+ROUND(INT(SUM([.K14:.K20]))/60;0);SUM([.J14:.J20]));[.A10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5];[.A15];[.C15];[.A15];[.D15])" office:value-type="string" office:string-value="6:28:2016" calcext:value-type="string">
            <text:p>6:2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4" table:formula="of:=CONCATENATE(IF(SUM([.K15:.K21])&gt;=60;SUM([.J15:.J21])+ROUND(INT(SUM([.K15:.K21]))/60;0);SUM([.J15:.J21]));[.A15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15:.K21])&gt;=60;SUM([.J15:.J21])+ROUND(INT(SUM([.K15:.K21]))/60;0);SUM([.J15:.J21]));[.A11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6];[.A16];[.C16];[.A16];[.D16])" office:value-type="string" office:string-value="6:29:2016" calcext:value-type="string">
            <text:p>6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table-cell table:style-name="ce4" table:formula="of:=CONCATENATE(IF(SUM([.K16:.K22])&gt;=60;SUM([.J16:.J22])+ROUND(INT(SUM([.K16:.K22]))/60;0);SUM([.J16:.J22]));[.A16];IF(SUM([.K16:.K22])&gt;=60;ROUND(60*(ROUND(INT(SUM([.K16:.K22])/60)-SUM([.K16:.K22])/60;2)*-1);0)))" office:value-type="string" office:string-value="61:56" calcext:value-type="string" table:number-columns-spanned="1" table:number-rows-spanned="7">
            <text:p>61:5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16:.K22])&gt;=60;SUM([.J16:.J22])+ROUND(INT(SUM([.K16:.K22]))/60;0);SUM([.J16:.J22]));[.A12];IF(SUM([.K16:.K22])&gt;=60;ROUND(60*(ROUND(INT(SUM([.K16:.K22])/60)-SUM([.K16:.K22])/60;2)*-1);0)))" office:value-type="string" office:string-value="61:56" calcext:value-type="string">
            <text:p>61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7];[.A17];[.C17];[.A17];[.D17])" office:value-type="string" office:string-value="6:30:2016" calcext:value-type="string">
            <text:p>6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4" table:formula="of:=CONCATENATE(IF(SUM([.K17:.K23])&gt;=60;SUM([.J17:.J23])+ROUND(INT(SUM([.K17:.K23]))/60;0);SUM([.J17:.J23]));[.A17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7:.K23])&gt;=60;SUM([.J17:.J23])+ROUND(INT(SUM([.K17:.K23]))/60;0);SUM([.J17:.J23]));[.A13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8];[.A18];[.C18];[.A18];[.D18])" office:value-type="string" office:string-value="7:1:2016" calcext:value-type="string">
            <text:p>7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covered-table-cell table:style-name="ce4" table:formula="of:=CONCATENATE(IF(SUM([.K18:.K24])&gt;=60;SUM([.J18:.J24])+ROUND(INT(SUM([.K18:.K24]))/60;0);SUM([.J18:.J24]));[.A18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8:.K24])&gt;=60;SUM([.J18:.J24])+ROUND(INT(SUM([.K18:.K24]))/60;0);SUM([.J18:.J24]));[.A14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9];[.A19];[.C19];[.A19];[.D19])" office:value-type="string" office:string-value="7:2:2016" calcext:value-type="string">
            <text:p>7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4" table:formula="of:=CONCATENATE(IF(SUM([.K19:.K25])&gt;=60;SUM([.J19:.J25])+ROUND(INT(SUM([.K19:.K25]))/60;0);SUM([.J19:.J25]));[.A19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9:.K25])&gt;=60;SUM([.J19:.J25])+ROUND(INT(SUM([.K19:.K25]))/60;0);SUM([.J19:.J25]));[.A15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0];[.A20];[.C20];[.A20];[.D20])" office:value-type="string" office:string-value="7:3:2016" calcext:value-type="string">
            <text:p>7:3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4" table:formula="of:=CONCATENATE(IF(SUM([.K20:.K26])&gt;=60;SUM([.J20:.J26])+ROUND(INT(SUM([.K20:.K26]))/60;0);SUM([.J20:.J26]));[.A20];IF(SUM([.K20:.K26])&gt;=60;ROUND(60*(ROUND(INT(SUM([.K20:.K26])/60)-SUM([.K20:.K26])/60;2)*-1);0)))" office:value-type="string" office:string-value="52:40" calcext:value-type="string">
            <text:p>52:4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0:.K26])&gt;=60;SUM([.J20:.J26])+ROUND(INT(SUM([.K20:.K26]))/60;0);SUM([.J20:.J26]));[.A16];IF(SUM([.K20:.K26])&gt;=60;ROUND(60*(ROUND(INT(SUM([.K20:.K26])/60)-SUM([.K20:.K26])/60;2)*-1);0)))" office:value-type="string" office:string-value="52:40" calcext:value-type="string" table:number-columns-spanned="1" table:number-rows-spanned="7">
            <text:p>52:4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1];[.A21];[.C21];[.A21];[.D21])" office:value-type="string" office:string-value="7:4:2016" calcext:value-type="string">
            <text:p>7: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4" table:formula="of:=CONCATENATE(IF(SUM([.K21:.K27])&gt;=60;SUM([.J21:.J27])+ROUND(INT(SUM([.K21:.K27]))/60;0);SUM([.J21:.J27]));[.A21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1:.K27])&gt;=60;SUM([.J21:.J27])+ROUND(INT(SUM([.K21:.K27]))/60;0);SUM([.J21:.J27]));[.A17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2];[.A22];[.C22];[.A22];[.D22])" office:value-type="string" office:string-value="7:5:2016" calcext:value-type="string">
            <text:p>7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4" table:formula="of:=CONCATENATE(IF(SUM([.K22:.K28])&gt;=60;SUM([.J22:.J28])+ROUND(INT(SUM([.K22:.K28]))/60;0);SUM([.J22:.J28]));[.A22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2:.K28])&gt;=60;SUM([.J22:.J28])+ROUND(INT(SUM([.K22:.K28]))/60;0);SUM([.J22:.J28]));[.A18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3];[.A23];[.C23];[.A23];[.D23])" office:value-type="string" office:string-value="7:6:2016" calcext:value-type="string">
            <text:p>7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table-cell table:style-name="ce4" table:formula="of:=CONCATENATE(IF(SUM([.K23:.K29])&gt;=60;SUM([.J23:.J29])+ROUND(INT(SUM([.K23:.K29]))/60;0);SUM([.J23:.J29]));[.A23];IF(SUM([.K23:.K29])&gt;=60;ROUND(60*(ROUND(INT(SUM([.K23:.K29])/60)-SUM([.K23:.K29])/60;2)*-1);0)))" office:value-type="string" office:string-value="49:20" calcext:value-type="string" table:number-columns-spanned="1" table:number-rows-spanned="7">
            <text:p>49:2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23:.K29])&gt;=60;SUM([.J23:.J29])+ROUND(INT(SUM([.K23:.K29]))/60;0);SUM([.J23:.J29]));[.A19];IF(SUM([.K23:.K29])&gt;=60;ROUND(60*(ROUND(INT(SUM([.K23:.K29])/60)-SUM([.K23:.K29])/60;2)*-1);0)))" office:value-type="string" office:string-value="49:20" calcext:value-type="string">
            <text:p>49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4];[.A24];[.C24];[.A24];[.D24])" office:value-type="string" office:string-value="7:7:2016" calcext:value-type="string">
            <text:p>7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4" table:formula="of:=CONCATENATE(IF(SUM([.K24:.K30])&gt;=60;SUM([.J24:.J30])+ROUND(INT(SUM([.K24:.K30]))/60;0);SUM([.J24:.J30]));[.A24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24:.K30])&gt;=60;SUM([.J24:.J30])+ROUND(INT(SUM([.K24:.K30]))/60;0);SUM([.J24:.J30]));[.A20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5];[.A25];[.C25];[.A25];[.D25])" office:value-type="string" office:string-value="7:8:2016" calcext:value-type="string">
            <text:p>7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4" table:formula="of:=CONCATENATE(IF(SUM([.K25:.K31])&gt;=60;SUM([.J25:.J31])+ROUND(INT(SUM([.K25:.K31]))/60;0);SUM([.J25:.J31]));[.A25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25:.K31])&gt;=60;SUM([.J25:.J31])+ROUND(INT(SUM([.K25:.K31]))/60;0);SUM([.J25:.J31]));[.A21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6];[.A26];[.C26];[.A26];[.D26])" office:value-type="string" office:string-value="7:9:2016" calcext:value-type="string">
            <text:p>7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covered-table-cell table:style-name="ce4" table:formula="of:=CONCATENATE(IF(SUM([.K26:.K32])&gt;=60;SUM([.J26:.J32])+ROUND(INT(SUM([.K26:.K32]))/60;0);SUM([.J26:.J32]));[.A26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26:.K32])&gt;=60;SUM([.J26:.J32])+ROUND(INT(SUM([.K26:.K32]))/60;0);SUM([.J26:.J32]));[.A22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7];[.A27];[.C27];[.A27];[.D27])" office:value-type="string" office:string-value="7:10:2016" calcext:value-type="string">
            <text:p>7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27]-[.H27]&lt;0;([.H27]-[.F27]);([.H27]-[.F27])*-1)" office:value-type="float" office:value="6" calcext:value-type="float">
            <text:p>6</text:p>
          </table:table-cell>
          <table:table-cell table:style-name="ce3" table:formula="of:=IF([.G27]-[.I27]&lt;0;([.I27]-[.G27]);([.I27]-[.G27])*-1)" office:value-type="float" office:value="10" calcext:value-type="float">
            <text:p>1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6:10" calcext:value-type="string">
            <text:p>6:10</text:p>
          </table:table-cell>
          <table:covered-table-cell table:style-name="ce4" table:formula="of:=CONCATENATE(IF(SUM([.K27:.K33])&gt;=60;SUM([.J27:.J33])+ROUND(INT(SUM([.K27:.K33]))/60;0);SUM([.J27:.J33]));[.A27];IF(SUM([.K27:.K33])&gt;=60;ROUND(60*(ROUND(INT(SUM([.K27:.K33])/60)-SUM([.K27:.K33])/60;2)*-1);0)))" office:value-type="string" office:string-value="52:4" calcext:value-type="string">
            <text:p>52:4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7:.K33])&gt;=60;SUM([.J27:.J33])+ROUND(INT(SUM([.K27:.K33]))/60;0);SUM([.J27:.J33]));[.A23];IF(SUM([.K27:.K33])&gt;=60;ROUND(60*(ROUND(INT(SUM([.K27:.K33])/60)-SUM([.K27:.K33])/60;2)*-1);0)))" office:value-type="string" office:string-value="52:4" calcext:value-type="string" table:number-columns-spanned="1" table:number-rows-spanned="7">
            <text:p>52: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8];[.A28];[.C28];[.A28];[.D28])" office:value-type="string" office:string-value="7:11:2016" calcext:value-type="string">
            <text:p>7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8]-[.H28]&lt;0;([.H28]-[.F28]);([.H28]-[.F28])*-1)" office:value-type="float" office:value="9" calcext:value-type="float">
            <text:p>9</text:p>
          </table:table-cell>
          <table:table-cell table:style-name="ce3" table:formula="of:=IF([.G28]-[.I28]&lt;0;([.I28]-[.G28]);([.I28]-[.G28])*-1)" office:value-type="float" office:value="45" calcext:value-type="float">
            <text:p>45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9:45" calcext:value-type="string">
            <text:p>9:45</text:p>
          </table:table-cell>
          <table:covered-table-cell table:style-name="ce4" table:formula="of:=CONCATENATE(IF(SUM([.K28:.K34])&gt;=60;SUM([.J28:.J34])+ROUND(INT(SUM([.K28:.K34]))/60;0);SUM([.J28:.J34]));[.A28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8:.K34])&gt;=60;SUM([.J28:.J34])+ROUND(INT(SUM([.K28:.K34]))/60;0);SUM([.J28:.J34]));[.A24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9];[.A29];[.C29];[.A29];[.D29])" office:value-type="string" office:string-value="7:12:2016" calcext:value-type="string">
            <text:p>7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9]-[.H29]&lt;0;([.H29]-[.F29]);([.H29]-[.F29])*-1)" office:value-type="float" office:value="7" calcext:value-type="float">
            <text:p>7</text:p>
          </table:table-cell>
          <table:table-cell table:style-name="ce3" table:formula="of:=IF([.G29]-[.I29]&lt;0;([.I29]-[.G29]);([.I29]-[.G29])*-1)" office:value-type="float" office:value="30" calcext:value-type="float">
            <text:p>3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7:30" calcext:value-type="string">
            <text:p>7:30</text:p>
          </table:table-cell>
          <table:covered-table-cell table:style-name="ce4" table:formula="of:=CONCATENATE(IF(SUM([.K29:.K35])&gt;=60;SUM([.J29:.J35])+ROUND(INT(SUM([.K29:.K35]))/60;0);SUM([.J29:.J35]));[.A29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9:.K35])&gt;=60;SUM([.J29:.J35])+ROUND(INT(SUM([.K29:.K35]))/60;0);SUM([.J29:.J35]));[.A25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0];[.A30];[.C30];[.A30];[.D30])" office:value-type="string" office:string-value="7:13:2016" calcext:value-type="string">
            <text:p>7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3" table:formula="of:=IF([.F30]-[.H30]&lt;0;([.H30]-[.F30]);([.H30]-[.F30])*-1)" office:value-type="float" office:value="9" calcext:value-type="float">
            <text:p>9</text:p>
          </table:table-cell>
          <table:table-cell table:style-name="ce3" table:formula="of:=IF([.G30]-[.I30]&lt;0;([.I30]-[.G30]);([.I30]-[.G30])*-1)" office:value-type="float" office:value="54" calcext:value-type="float">
            <text:p>54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9:54" calcext:value-type="string">
            <text:p>9:54</text:p>
          </table:table-cell>
          <table:table-cell table:style-name="ce4" table:formula="of:=CONCATENATE(IF(SUM([.K30:.K36])&gt;=60;SUM([.J30:.J36])+ROUND(INT(SUM([.K30:.K36]))/60;0);SUM([.J30:.J36]));[.A30];IF(SUM([.K30:.K36])&gt;=60;ROUND(60*(ROUND(INT(SUM([.K30:.K36])/60)-SUM([.K30:.K36])/60;2)*-1);0)))" office:value-type="string" office:string-value="59:59" calcext:value-type="string" table:number-columns-spanned="1" table:number-rows-spanned="7">
            <text:p>59:59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0:.K36])&gt;=60;SUM([.J30:.J36])+ROUND(INT(SUM([.K30:.K36]))/60;0);SUM([.J30:.J36]));[.A26];IF(SUM([.K30:.K36])&gt;=60;ROUND(60*(ROUND(INT(SUM([.K30:.K36])/60)-SUM([.K30:.K36])/60;2)*-1);0)))" office:value-type="string" office:string-value="59:59" calcext:value-type="string">
            <text:p>59:5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1];[.A31];[.C31];[.A31];[.D31])" office:value-type="string" office:string-value="7:14:2016" calcext:value-type="string">
            <text:p>7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4" table:formula="of:=CONCATENATE(IF(SUM([.K31:.K37])&gt;=60;SUM([.J31:.J37])+ROUND(INT(SUM([.K31:.K37]))/60;0);SUM([.J31:.J37]));[.A31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1:.K37])&gt;=60;SUM([.J31:.J37])+ROUND(INT(SUM([.K31:.K37]))/60;0);SUM([.J31:.J37]));[.A27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2];[.A32];[.C32];[.A32];[.D32])" office:value-type="string" office:string-value="7:15:2016" calcext:value-type="string">
            <text:p>7:1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2]-[.H32]&lt;0;([.H32]-[.F32]);([.H32]-[.F32])*-1)" office:value-type="float" office:value="7" calcext:value-type="float">
            <text:p>7</text:p>
          </table:table-cell>
          <table:table-cell table:style-name="ce3" table:formula="of:=IF([.G32]-[.I32]&lt;0;([.I32]-[.G32]);([.I32]-[.G32])*-1)" office:value-type="float" office:value="45" calcext:value-type="float">
            <text:p>45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7:45" calcext:value-type="string">
            <text:p>7:45</text:p>
          </table:table-cell>
          <table:covered-table-cell table:style-name="ce4" table:formula="of:=CONCATENATE(IF(SUM([.K32:.K38])&gt;=60;SUM([.J32:.J38])+ROUND(INT(SUM([.K32:.K38]))/60;0);SUM([.J32:.J38]));[.A32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2:.K38])&gt;=60;SUM([.J32:.J38])+ROUND(INT(SUM([.K32:.K38]))/60;0);SUM([.J32:.J38]));[.A28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3];[.A33];[.C33];[.A33];[.D33])" office:value-type="string" office:string-value="7:16:2016" calcext:value-type="string">
            <text:p>7:1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11" calcext:value-type="float">
            <text:p>11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11:0" calcext:value-type="string">
            <text:p>11:0</text:p>
          </table:table-cell>
          <table:covered-table-cell table:style-name="ce4" table:formula="of:=CONCATENATE(IF(SUM([.K33:.K39])&gt;=60;SUM([.J33:.J39])+ROUND(INT(SUM([.K33:.K39]))/60;0);SUM([.J33:.J39]));[.A33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33:.K39])&gt;=60;SUM([.J33:.J39])+ROUND(INT(SUM([.K33:.K39]))/60;0);SUM([.J33:.J39]));[.A29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4];[.A34];[.C34];[.A34];[.D34])" office:value-type="string" office:string-value="7:17:2016" calcext:value-type="string">
            <text:p>7:17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4]-[.H34]&lt;0;([.H34]-[.F34]);([.H34]-[.F34])*-1)" office:value-type="float" office:value="11" calcext:value-type="float">
            <text:p>11</text:p>
          </table:table-cell>
          <table:table-cell table:style-name="ce3" table:formula="of:=IF([.G34]-[.I34]&lt;0;([.I34]-[.G34]);([.I34]-[.G34])*-1)" office:value-type="float" office:value="-0" calcext:value-type="float">
            <text:p>0</text:p>
          </table:table-cell>
          <table:table-cell table:style-name="ce3" table:formula="of:=CONCATENATE(IF([.K34]&gt;60;[.J34]+INT([.K34]/60);[.J34]);[.A34];IF([.K34]&gt;60;ROUND(60*(ROUND(INT([.K34]/60)-[.K34]/60;2)*-1);0);[.K34]))" office:value-type="string" office:string-value="11:0" calcext:value-type="string">
            <text:p>11:0</text:p>
          </table:table-cell>
          <table:covered-table-cell table:style-name="ce4" table:formula="of:=CONCATENATE(IF(SUM([.K34:.K40])&gt;=60;SUM([.J34:.J40])+ROUND(INT(SUM([.K34:.K40]))/60;0);SUM([.J34:.J40]));[.A34];IF(SUM([.K34:.K40])&gt;=60;ROUND(60*(ROUND(INT(SUM([.K34:.K40])/60)-SUM([.K34:.K40])/60;2)*-1);0)))" office:value-type="string" office:string-value="56:32" calcext:value-type="string">
            <text:p>56:3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34:.K40])&gt;=60;SUM([.J34:.J40])+ROUND(INT(SUM([.K34:.K40]))/60;0);SUM([.J34:.J40]));[.A30];IF(SUM([.K34:.K40])&gt;=60;ROUND(60*(ROUND(INT(SUM([.K34:.K40])/60)-SUM([.K34:.K40])/60;2)*-1);0)))" office:value-type="string" office:string-value="56:32" calcext:value-type="string" table:number-columns-spanned="1" table:number-rows-spanned="7">
            <text:p>56: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5];[.A35];[.C35];[.A35];[.D35])" office:value-type="string" office:string-value="7:18:2016" calcext:value-type="string">
            <text:p>7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5]-[.H35]&lt;0;([.H35]-[.F35]);([.H35]-[.F35])*-1)" office:value-type="float" office:value="9" calcext:value-type="float">
            <text:p>9</text:p>
          </table:table-cell>
          <table:table-cell table:style-name="ce3" table:formula="of:=IF([.G35]-[.I35]&lt;0;([.I35]-[.G35]);([.I35]-[.G35])*-1)" office:value-type="float" office:value="-0" calcext:value-type="float">
            <text:p>0</text:p>
          </table:table-cell>
          <table:table-cell table:style-name="ce3" table:formula="of:=CONCATENATE(IF([.K35]&gt;60;[.J35]+INT([.K35]/60);[.J35]);[.A35];IF([.K35]&gt;60;ROUND(60*(ROUND(INT([.K35]/60)-[.K35]/60;2)*-1);0);[.K35]))" office:value-type="string" office:string-value="9:0" calcext:value-type="string">
            <text:p>9:0</text:p>
          </table:table-cell>
          <table:covered-table-cell table:style-name="ce4" table:formula="of:=CONCATENATE(IF(SUM([.K35:.K41])&gt;=60;SUM([.J35:.J41])+ROUND(INT(SUM([.K35:.K41]))/60;0);SUM([.J35:.J41]));[.A35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35:.K41])&gt;=60;SUM([.J35:.J41])+ROUND(INT(SUM([.K35:.K41]))/60;0);SUM([.J35:.J41]));[.A31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6];[.A36];[.C36];[.A36];[.D36])" office:value-type="string" office:string-value="7:19:2016" calcext:value-type="string">
            <text:p>7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3" table:formula="of:=IF([.F36]-[.H36]&lt;0;([.H36]-[.F36]);([.H36]-[.F36])*-1)" office:value-type="float" office:value="10" calcext:value-type="float">
            <text:p>10</text:p>
          </table:table-cell>
          <table:table-cell table:style-name="ce3" table:formula="of:=IF([.G36]-[.I36]&lt;0;([.I36]-[.G36]);([.I36]-[.G36])*-1)" office:value-type="float" office:value="20" calcext:value-type="float">
            <text:p>20</text:p>
          </table:table-cell>
          <table:table-cell table:style-name="ce3" table:formula="of:=CONCATENATE(IF([.K36]&gt;60;[.J36]+INT([.K36]/60);[.J36]);[.A36];IF([.K36]&gt;60;ROUND(60*(ROUND(INT([.K36]/60)-[.K36]/60;2)*-1);0);[.K36]))" office:value-type="string" office:string-value="10:20" calcext:value-type="string">
            <text:p>10:20</text:p>
          </table:table-cell>
          <table:covered-table-cell table:style-name="ce4" table:formula="of:=CONCATENATE(IF(SUM([.K36:.K42])&gt;=60;SUM([.J36:.J42])+ROUND(INT(SUM([.K36:.K42]))/60;0);SUM([.J36:.J42]));[.A36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36:.K42])&gt;=60;SUM([.J36:.J42])+ROUND(INT(SUM([.K36:.K42]))/60;0);SUM([.J36:.J42]));[.A32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7];[.A37];[.C37];[.A37];[.D37])" office:value-type="string" office:string-value="7:20:2016" calcext:value-type="string">
            <text:p>7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7]-[.H37]&lt;0;([.H37]-[.F37]);([.H37]-[.F37])*-1)" office:value-type="float" office:value="7" calcext:value-type="float">
            <text:p>7</text:p>
          </table:table-cell>
          <table:table-cell table:style-name="ce3" table:formula="of:=IF([.G37]-[.I37]&lt;0;([.I37]-[.G37]);([.I37]-[.G37])*-1)" office:value-type="float" office:value="30" calcext:value-type="float">
            <text:p>30</text:p>
          </table:table-cell>
          <table:table-cell table:style-name="ce3" table:formula="of:=CONCATENATE(IF([.K37]&gt;60;[.J37]+INT([.K37]/60);[.J37]);[.A37];IF([.K37]&gt;60;ROUND(60*(ROUND(INT([.K37]/60)-[.K37]/60;2)*-1);0);[.K37]))" office:value-type="string" office:string-value="7:30" calcext:value-type="string">
            <text:p>7:30</text:p>
          </table:table-cell>
          <table:table-cell table:style-name="ce4" table:formula="of:=CONCATENATE(IF(SUM([.K37:.K43])&gt;=60;SUM([.J37:.J43])+ROUND(INT(SUM([.K37:.K43]))/60;0);SUM([.J37:.J43]));[.A37];IF(SUM([.K37:.K43])&gt;=60;ROUND(60*(ROUND(INT(SUM([.K37:.K43])/60)-SUM([.K37:.K43])/60;2)*-1);0)))" office:value-type="string" office:string-value="51:12" calcext:value-type="string" table:number-columns-spanned="1" table:number-rows-spanned="7">
            <text:p>51:12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7:.K43])&gt;=60;SUM([.J37:.J43])+ROUND(INT(SUM([.K37:.K43]))/60;0);SUM([.J37:.J43]));[.A33];IF(SUM([.K37:.K43])&gt;=60;ROUND(60*(ROUND(INT(SUM([.K37:.K43])/60)-SUM([.K37:.K43])/60;2)*-1);0)))" office:value-type="string" office:string-value="51:12" calcext:value-type="string">
            <text:p>51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8];[.A38];[.C38];[.A38];[.D38])" office:value-type="string" office:string-value="7:21:2016" calcext:value-type="string">
            <text:p>7:2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8]-[.H38]&lt;0;([.H38]-[.F38]);([.H38]-[.F38])*-1)" office:value-type="float" office:value="8" calcext:value-type="float">
            <text:p>8</text:p>
          </table:table-cell>
          <table:table-cell table:style-name="ce3" table:formula="of:=IF([.G38]-[.I38]&lt;0;([.I38]-[.G38]);([.I38]-[.G38])*-1)" office:value-type="float" office:value="30" calcext:value-type="float">
            <text:p>30</text:p>
          </table:table-cell>
          <table:table-cell table:style-name="ce3" table:formula="of:=CONCATENATE(IF([.K38]&gt;60;[.J38]+INT([.K38]/60);[.J38]);[.A38];IF([.K38]&gt;60;ROUND(60*(ROUND(INT([.K38]/60)-[.K38]/60;2)*-1);0);[.K38]))" office:value-type="string" office:string-value="8:30" calcext:value-type="string">
            <text:p>8:30</text:p>
          </table:table-cell>
          <table:covered-table-cell table:style-name="ce4" table:formula="of:=CONCATENATE(IF(SUM([.K38:.K44])&gt;=60;SUM([.J38:.J44])+ROUND(INT(SUM([.K38:.K44]))/60;0);SUM([.J38:.J44]));[.A38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8:.K44])&gt;=60;SUM([.J38:.J44])+ROUND(INT(SUM([.K38:.K44]))/60;0);SUM([.J38:.J44]));[.A34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office:value-type="string" calcext:value-type="string">
            <text:p>Denied Time Off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9];[.A39];[.C39];[.A39];[.D39])" office:value-type="string" office:string-value="7:22:2016" calcext:value-type="string">
            <text:p>7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9]-[.H39]&lt;0;([.H39]-[.F39]);([.H39]-[.F39])*-1)" office:value-type="float" office:value="-0" calcext:value-type="float">
            <text:p>0</text:p>
          </table:table-cell>
          <table:table-cell table:style-name="ce3" table:formula="of:=IF([.G39]-[.I39]&lt;0;([.I39]-[.G39]);([.I39]-[.G39])*-1)" office:value-type="float" office:value="-0" calcext:value-type="float">
            <text:p>0</text:p>
          </table:table-cell>
          <table:table-cell table:style-name="ce3" table:formula="of:=CONCATENATE(IF([.K39]&gt;60;[.J39]+INT([.K39]/60);[.J39]);[.A39];IF([.K39]&gt;60;ROUND(60*(ROUND(INT([.K39]/60)-[.K39]/60;2)*-1);0);[.K39]))" office:value-type="string" office:string-value="0:0" calcext:value-type="string">
            <text:p>0:0</text:p>
          </table:table-cell>
          <table:covered-table-cell table:style-name="ce4" table:formula="of:=CONCATENATE(IF(SUM([.K39:.K45])&gt;=60;SUM([.J39:.J45])+ROUND(INT(SUM([.K39:.K45]))/60;0);SUM([.J39:.J45]));[.A39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9:.K45])&gt;=60;SUM([.J39:.J45])+ROUND(INT(SUM([.K39:.K45]))/60;0);SUM([.J39:.J45]));[.A35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office:value-type="string" calcext:value-type="string">
            <text:p>Time off, hopefully, but not guaranteed.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0];[.A40];[.C40];[.A40];[.D40])" office:value-type="string" office:string-value="7:23:2016" calcext:value-type="string">
            <text:p>7:2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IF([.F40]-[.H40]&lt;0;([.H40]-[.F40]);([.H40]-[.F40])*-1)" office:value-type="float" office:value="9" calcext:value-type="float">
            <text:p>9</text:p>
          </table:table-cell>
          <table:table-cell table:style-name="ce3" table:formula="of:=IF([.G40]-[.I40]&lt;0;([.I40]-[.G40]);([.I40]-[.G40])*-1)" office:value-type="float" office:value="12" calcext:value-type="float">
            <text:p>12</text:p>
          </table:table-cell>
          <table:table-cell table:style-name="ce3" table:formula="of:=CONCATENATE(IF([.K40]&gt;60;[.J40]+INT([.K40]/60);[.J40]);[.A40];IF([.K40]&gt;60;ROUND(60*(ROUND(INT([.K40]/60)-[.K40]/60;2)*-1);0);[.K40]))" office:value-type="string" office:string-value="9:12" calcext:value-type="string">
            <text:p>9:12</text:p>
          </table:table-cell>
          <table:covered-table-cell table:style-name="ce4" table:formula="of:=CONCATENATE(IF(SUM([.K40:.K46])&gt;=60;SUM([.J40:.J46])+ROUND(INT(SUM([.K40:.K46]))/60;0);SUM([.J40:.J46]));[.A40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0:.K46])&gt;=60;SUM([.J40:.J46])+ROUND(INT(SUM([.K40:.K46]))/60;0);SUM([.J40:.J46]));[.A36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1];[.A41];[.C41];[.A41];[.D41])" office:value-type="string" office:string-value="7:24:2016" calcext:value-type="string">
            <text:p>7:24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1]-[.H41]&lt;0;([.H41]-[.F41]);([.H41]-[.F41])*-1)" office:value-type="float" office:value="9" calcext:value-type="float">
            <text:p>9</text:p>
          </table:table-cell>
          <table:table-cell table:style-name="ce3" table:formula="of:=IF([.G41]-[.I41]&lt;0;([.I41]-[.G41]);([.I41]-[.G41])*-1)" office:value-type="float" office:value="-0" calcext:value-type="float">
            <text:p>0</text:p>
          </table:table-cell>
          <table:table-cell table:style-name="ce3" table:formula="of:=CONCATENATE(IF([.K41]&gt;60;[.J41]+INT([.K41]/60);[.J41]);[.A41];IF([.K41]&gt;60;ROUND(60*(ROUND(INT([.K41]/60)-[.K41]/60;2)*-1);0);[.K41]))" office:value-type="string" office:string-value="9:0" calcext:value-type="string">
            <text:p>9:0</text:p>
          </table:table-cell>
          <table:covered-table-cell table:style-name="ce4" table:formula="of:=CONCATENATE(IF(SUM([.K41:.K47])&gt;=60;SUM([.J41:.J47])+ROUND(INT(SUM([.K41:.K47]))/60;0);SUM([.J41:.J47]));[.A41];IF(SUM([.K41:.K47])&gt;=60;ROUND(60*(ROUND(INT(SUM([.K41:.K47])/60)-SUM([.K41:.K47])/60;2)*-1);0)))" office:value-type="string" office:string-value="51:0" calcext:value-type="string">
            <text:p>51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1:.K47])&gt;=60;SUM([.J41:.J47])+ROUND(INT(SUM([.K41:.K47]))/60;0);SUM([.J41:.J47]));[.A37];IF(SUM([.K41:.K47])&gt;=60;ROUND(60*(ROUND(INT(SUM([.K41:.K47])/60)-SUM([.K41:.K47])/60;2)*-1);0)))" office:value-type="string" office:string-value="51:0" calcext:value-type="string" table:number-columns-spanned="1" table:number-rows-spanned="7">
            <text:p>51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2];[.A42];[.C42];[.A42];[.D42])" office:value-type="string" office:string-value="7:25:2016" calcext:value-type="string">
            <text:p>7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2]-[.H42]&lt;0;([.H42]-[.F42]);([.H42]-[.F42])*-1)" office:value-type="float" office:value="9" calcext:value-type="float">
            <text:p>9</text:p>
          </table:table-cell>
          <table:table-cell table:style-name="ce3" table:formula="of:=IF([.G42]-[.I42]&lt;0;([.I42]-[.G42]);([.I42]-[.G42])*-1)" office:value-type="float" office:value="-0" calcext:value-type="float">
            <text:p>0</text:p>
          </table:table-cell>
          <table:table-cell table:style-name="ce3" table:formula="of:=CONCATENATE(IF([.K42]&gt;60;[.J42]+INT([.K42]/60);[.J42]);[.A42];IF([.K42]&gt;60;ROUND(60*(ROUND(INT([.K42]/60)-[.K42]/60;2)*-1);0);[.K42]))" office:value-type="string" office:string-value="9:0" calcext:value-type="string">
            <text:p>9:0</text:p>
          </table:table-cell>
          <table:covered-table-cell table:style-name="ce4" table:formula="of:=CONCATENATE(IF(SUM([.K42:.K48])&gt;=60;SUM([.J42:.J48])+ROUND(INT(SUM([.K42:.K48]))/60;0);SUM([.J42:.J48]));[.A42];IF(SUM([.K42:.K48])&gt;=60;ROUND(60*(ROUND(INT(SUM([.K42:.K48])/60)-SUM([.K42:.K48])/60;2)*-1);0)))" office:value-type="string" office:string-value="50:0" calcext:value-type="string">
            <text:p>5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2:.K48])&gt;=60;SUM([.J42:.J48])+ROUND(INT(SUM([.K42:.K48]))/60;0);SUM([.J42:.J48]));[.A38];IF(SUM([.K42:.K48])&gt;=60;ROUND(60*(ROUND(INT(SUM([.K42:.K48])/60)-SUM([.K42:.K48])/60;2)*-1);0)))" office:value-type="string" office:string-value="50:0" calcext:value-type="string">
            <text:p>5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3];[.A43];[.C43];[.A43];[.D43])" office:value-type="string" office:string-value="7:26:2016" calcext:value-type="string">
            <text:p>7:2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3]-[.H43]&lt;0;([.H43]-[.F43]);([.H43]-[.F43])*-1)" office:value-type="float" office:value="8" calcext:value-type="float">
            <text:p>8</text:p>
          </table:table-cell>
          <table:table-cell table:style-name="ce3" table:formula="of:=IF([.G43]-[.I43]&lt;0;([.I43]-[.G43]);([.I43]-[.G43])*-1)" office:value-type="float" office:value="-0" calcext:value-type="float">
            <text:p>0</text:p>
          </table:table-cell>
          <table:table-cell table:style-name="ce3" table:formula="of:=CONCATENATE(IF([.K43]&gt;60;[.J43]+INT([.K43]/60);[.J43]);[.A43];IF([.K43]&gt;60;ROUND(60*(ROUND(INT([.K43]/60)-[.K43]/60;2)*-1);0);[.K43]))" office:value-type="string" office:string-value="8:0" calcext:value-type="string">
            <text:p>8:0</text:p>
          </table:table-cell>
          <table:covered-table-cell table:style-name="ce4" table:formula="of:=CONCATENATE(IF(SUM([.K43:.K49])&gt;=60;SUM([.J43:.J49])+ROUND(INT(SUM([.K43:.K49]))/60;0);SUM([.J43:.J49]));[.A43];IF(SUM([.K43:.K49])&gt;=60;ROUND(60*(ROUND(INT(SUM([.K43:.K49])/60)-SUM([.K43:.K49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43:.K49])&gt;=60;SUM([.J43:.J49])+ROUND(INT(SUM([.K43:.K49]))/60;0);SUM([.J43:.J49]));[.A39];IF(SUM([.K43:.K49])&gt;=60;ROUND(60*(ROUND(INT(SUM([.K43:.K49])/60)-SUM([.K43:.K49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4];[.A44];[.C44];[.A44];[.D44])" office:value-type="string" office:string-value="7:27:2016" calcext:value-type="string">
            <text:p>7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4]-[.H44]&lt;0;([.H44]-[.F44]);([.H44]-[.F44])*-1)" office:value-type="float" office:value="8" calcext:value-type="float">
            <text:p>8</text:p>
          </table:table-cell>
          <table:table-cell table:style-name="ce3" table:formula="of:=IF([.G44]-[.I44]&lt;0;([.I44]-[.G44]);([.I44]-[.G44])*-1)" office:value-type="float" office:value="30" calcext:value-type="float">
            <text:p>30</text:p>
          </table:table-cell>
          <table:table-cell table:style-name="ce3" table:formula="of:=CONCATENATE(IF([.K44]&gt;60;[.J44]+INT([.K44]/60);[.J44]);[.A44];IF([.K44]&gt;60;ROUND(60*(ROUND(INT([.K44]/60)-[.K44]/60;2)*-1);0);[.K44]))" office:value-type="string" office:string-value="8:30" calcext:value-type="string">
            <text:p>8:30</text:p>
          </table:table-cell>
          <table:table-cell table:style-name="ce4" table:formula="of:=CONCATENATE(IF(SUM([.K44:.K50])&gt;=60;SUM([.J44:.J50])+ROUND(INT(SUM([.K44:.K50]))/60;0);SUM([.J44:.J50]));[.A44];IF(SUM([.K44:.K50])&gt;=60;ROUND(60*(ROUND(INT(SUM([.K44:.K50])/60)-SUM([.K44:.K50])/60;2)*-1);0)))" office:value-type="string" office:string-value="49:6" calcext:value-type="string" table:number-columns-spanned="1" table:number-rows-spanned="7">
            <text:p>49: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44:.K50])&gt;=60;SUM([.J44:.J50])+ROUND(INT(SUM([.K44:.K50]))/60;0);SUM([.J44:.J50]));[.A40];IF(SUM([.K44:.K50])&gt;=60;ROUND(60*(ROUND(INT(SUM([.K44:.K50])/60)-SUM([.K44:.K50])/60;2)*-1);0)))" office:value-type="string" office:string-value="49:6" calcext:value-type="string">
            <text:p>49: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5];[.A45];[.C45];[.A45];[.D45])" office:value-type="string" office:string-value="7:28:2016" calcext:value-type="string">
            <text:p>7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5]-[.H45]&lt;0;([.H45]-[.F45]);([.H45]-[.F45])*-1)" office:value-type="float" office:value="-0" calcext:value-type="float">
            <text:p>0</text:p>
          </table:table-cell>
          <table:table-cell table:style-name="ce3" table:formula="of:=IF([.G45]-[.I45]&lt;0;([.I45]-[.G45]);([.I45]-[.G45])*-1)" office:value-type="float" office:value="-0" calcext:value-type="float">
            <text:p>0</text:p>
          </table:table-cell>
          <table:table-cell table:style-name="ce3" table:formula="of:=CONCATENATE(IF([.K45]&gt;60;[.J45]+INT([.K45]/60);[.J45]);[.A45];IF([.K45]&gt;60;ROUND(60*(ROUND(INT([.K45]/60)-[.K45]/60;2)*-1);0);[.K45]))" office:value-type="string" office:string-value="0:0" calcext:value-type="string">
            <text:p>0:0</text:p>
          </table:table-cell>
          <table:covered-table-cell table:style-name="ce4" table:formula="of:=CONCATENATE(IF(SUM([.K45:.K51])&gt;=60;SUM([.J45:.J51])+ROUND(INT(SUM([.K45:.K51]))/60;0);SUM([.J45:.J51]));[.A45];IF(SUM([.K45:.K51])&gt;=60;ROUND(60*(ROUND(INT(SUM([.K45:.K51])/60)-SUM([.K45:.K51])/60;2)*-1);0)))" office:value-type="string" office:string-value="40:0" calcext:value-type="string">
            <text:p>4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45:.K51])&gt;=60;SUM([.J45:.J51])+ROUND(INT(SUM([.K45:.K51]))/60;0);SUM([.J45:.J51]));[.A41];IF(SUM([.K45:.K51])&gt;=60;ROUND(60*(ROUND(INT(SUM([.K45:.K51])/60)-SUM([.K45:.K51])/60;2)*-1);0)))" office:value-type="string" office:string-value="40:0" calcext:value-type="string">
            <text:p>4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6];[.A46];[.C46];[.A46];[.D46])" office:value-type="string" office:string-value="7:29:2016" calcext:value-type="string">
            <text:p>7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6]-[.H46]&lt;0;([.H46]-[.F46]);([.H46]-[.F46])*-1)" office:value-type="float" office:value="8" calcext:value-type="float">
            <text:p>8</text:p>
          </table:table-cell>
          <table:table-cell table:style-name="ce3" table:formula="of:=IF([.G46]-[.I46]&lt;0;([.I46]-[.G46]);([.I46]-[.G46])*-1)" office:value-type="float" office:value="30" calcext:value-type="float">
            <text:p>30</text:p>
          </table:table-cell>
          <table:table-cell table:style-name="ce3" table:formula="of:=CONCATENATE(IF([.K46]&gt;60;[.J46]+INT([.K46]/60);[.J46]);[.A46];IF([.K46]&gt;60;ROUND(60*(ROUND(INT([.K46]/60)-[.K46]/60;2)*-1);0);[.K46]))" office:value-type="string" office:string-value="8:30" calcext:value-type="string">
            <text:p>8:30</text:p>
          </table:table-cell>
          <table:covered-table-cell table:style-name="ce4" table:formula="of:=CONCATENATE(IF(SUM([.K46:.K52])&gt;=60;SUM([.J46:.J52])+ROUND(INT(SUM([.K46:.K52]))/60;0);SUM([.J46:.J52]));[.A46];IF(SUM([.K46:.K52])&gt;=60;ROUND(60*(ROUND(INT(SUM([.K46:.K52])/60)-SUM([.K46:.K52])/60;2)*-1);0)))" office:value-type="string" office:string-value="40:0" calcext:value-type="string">
            <text:p>4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46:.K52])&gt;=60;SUM([.J46:.J52])+ROUND(INT(SUM([.K46:.K52]))/60;0);SUM([.J46:.J52]));[.A42];IF(SUM([.K46:.K52])&gt;=60;ROUND(60*(ROUND(INT(SUM([.K46:.K52])/60)-SUM([.K46:.K52])/60;2)*-1);0)))" office:value-type="string" office:string-value="40:0" calcext:value-type="string">
            <text:p>4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7];[.A47];[.C47];[.A47];[.D47])" office:value-type="string" office:string-value="7:30:2016" calcext:value-type="string">
            <text:p>7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7]-[.H47]&lt;0;([.H47]-[.F47]);([.H47]-[.F47])*-1)" office:value-type="float" office:value="8" calcext:value-type="float">
            <text:p>8</text:p>
          </table:table-cell>
          <table:table-cell table:style-name="ce3" table:formula="of:=IF([.G47]-[.I47]&lt;0;([.I47]-[.G47]);([.I47]-[.G47])*-1)" office:value-type="float" office:value="-0" calcext:value-type="float">
            <text:p>0</text:p>
          </table:table-cell>
          <table:table-cell table:style-name="ce3" table:formula="of:=CONCATENATE(IF([.K47]&gt;60;[.J47]+INT([.K47]/60);[.J47]);[.A47];IF([.K47]&gt;60;ROUND(60*(ROUND(INT([.K47]/60)-[.K47]/60;2)*-1);0);[.K47]))" office:value-type="string" office:string-value="8:0" calcext:value-type="string">
            <text:p>8:0</text:p>
          </table:table-cell>
          <table:covered-table-cell table:style-name="ce4" table:formula="of:=CONCATENATE(IF(SUM([.K47:.K53])&gt;=60;SUM([.J47:.J53])+ROUND(INT(SUM([.K47:.K53]))/60;0);SUM([.J47:.J53]));[.A47];IF(SUM([.K47:.K53])&gt;=60;ROUND(60*(ROUND(INT(SUM([.K47:.K53])/60)-SUM([.K47:.K53])/60;2)*-1);0)))" office:value-type="string" office:string-value="32:0" calcext:value-type="string">
            <text:p>32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7:.K53])&gt;=60;SUM([.J47:.J53])+ROUND(INT(SUM([.K47:.K53]))/60;0);SUM([.J47:.J53]));[.A43];IF(SUM([.K47:.K53])&gt;=60;ROUND(60*(ROUND(INT(SUM([.K47:.K53])/60)-SUM([.K47:.K53])/60;2)*-1);0)))" office:value-type="string" office:string-value="32:0" calcext:value-type="string">
            <text:p>32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8];[.A48];[.C48];[.A48];[.D48])" office:value-type="string" office:string-value="7:31:2016" calcext:value-type="string">
            <text:p>7:31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8]-[.H48]&lt;0;([.H48]-[.F48]);([.H48]-[.F48])*-1)" office:value-type="float" office:value="8" calcext:value-type="float">
            <text:p>8</text:p>
          </table:table-cell>
          <table:table-cell table:style-name="ce3" table:formula="of:=IF([.G48]-[.I48]&lt;0;([.I48]-[.G48]);([.I48]-[.G48])*-1)" office:value-type="float" office:value="-0" calcext:value-type="float">
            <text:p>0</text:p>
          </table:table-cell>
          <table:table-cell table:style-name="ce3" table:formula="of:=CONCATENATE(IF([.K48]&gt;60;[.J48]+INT([.K48]/60);[.J48]);[.A48];IF([.K48]&gt;60;ROUND(60*(ROUND(INT([.K48]/60)-[.K48]/60;2)*-1);0);[.K48]))" office:value-type="string" office:string-value="8:0" calcext:value-type="string">
            <text:p>8:0</text:p>
          </table:table-cell>
          <table:covered-table-cell table:style-name="ce4" table:formula="of:=CONCATENATE(IF(SUM([.K48:.K54])&gt;=60;SUM([.J48:.J54])+ROUND(INT(SUM([.K48:.K54]))/60;0);SUM([.J48:.J54]));[.A48];IF(SUM([.K48:.K54])&gt;=60;ROUND(60*(ROUND(INT(SUM([.K48:.K54])/60)-SUM([.K48:.K54])/60;2)*-1);0)))" office:value-type="string" office:string-value="24:0" calcext:value-type="string">
            <text:p>24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8:.K54])&gt;=60;SUM([.J48:.J54])+ROUND(INT(SUM([.K48:.K54]))/60;0);SUM([.J48:.J54]));[.A44];IF(SUM([.K48:.K54])&gt;=60;ROUND(60*(ROUND(INT(SUM([.K48:.K54])/60)-SUM([.K48:.K54])/60;2)*-1);0)))" office:value-type="string" office:string-value="24:0" calcext:value-type="string" table:number-columns-spanned="1" table:number-rows-spanned="7">
            <text:p>24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9];[.A49];[.C49];[.A49];[.D49])" office:value-type="string" office:string-value="8:1:2016" calcext:value-type="string">
            <text:p>8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9]-[.H49]&lt;0;([.H49]-[.F49]);([.H49]-[.F49])*-1)" office:value-type="float" office:value="8" calcext:value-type="float">
            <text:p>8</text:p>
          </table:table-cell>
          <table:table-cell table:style-name="ce3" table:formula="of:=IF([.G49]-[.I49]&lt;0;([.I49]-[.G49]);([.I49]-[.G49])*-1)" office:value-type="float" office:value="-0" calcext:value-type="float">
            <text:p>0</text:p>
          </table:table-cell>
          <table:table-cell table:style-name="ce3" table:formula="of:=CONCATENATE(IF([.K49]&gt;60;[.J49]+INT([.K49]/60);[.J49]);[.A49];IF([.K49]&gt;60;ROUND(60*(ROUND(INT([.K49]/60)-[.K49]/60;2)*-1);0);[.K49]))" office:value-type="string" office:string-value="8:0" calcext:value-type="string">
            <text:p>8:0</text:p>
          </table:table-cell>
          <table:covered-table-cell table:style-name="ce4" table:formula="of:=CONCATENATE(IF(SUM([.K49:.K55])&gt;=60;SUM([.J49:.J55])+ROUND(INT(SUM([.K49:.K55]))/60;0);SUM([.J49:.J55]));[.A49];IF(SUM([.K49:.K55])&gt;=60;ROUND(60*(ROUND(INT(SUM([.K49:.K55])/60)-SUM([.K49:.K55])/60;2)*-1);0)))" office:value-type="string" office:string-value="16:0" calcext:value-type="string">
            <text:p>16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9:.K55])&gt;=60;SUM([.J49:.J55])+ROUND(INT(SUM([.K49:.K55]))/60;0);SUM([.J49:.J55]));[.A45];IF(SUM([.K49:.K55])&gt;=60;ROUND(60*(ROUND(INT(SUM([.K49:.K55])/60)-SUM([.K49:.K55])/60;2)*-1);0)))" office:value-type="string" office:string-value="16:0" calcext:value-type="string">
            <text:p>16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0];[.A50];[.C50];[.A50];[.D50])" office:value-type="string" office:string-value="8:2:2016" calcext:value-type="string">
            <text:p>8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3" table:formula="of:=IF([.F50]-[.H50]&lt;0;([.H50]-[.F50]);([.H50]-[.F50])*-1)" office:value-type="float" office:value="8" calcext:value-type="float">
            <text:p>8</text:p>
          </table:table-cell>
          <table:table-cell table:style-name="ce3" table:formula="of:=IF([.G50]-[.I50]&lt;0;([.I50]-[.G50]);([.I50]-[.G50])*-1)" office:value-type="float" office:value="6" calcext:value-type="float">
            <text:p>6</text:p>
          </table:table-cell>
          <table:table-cell table:style-name="ce3" table:formula="of:=CONCATENATE(IF([.K50]&gt;60;[.J50]+INT([.K50]/60);[.J50]);[.A50];IF([.K50]&gt;60;ROUND(60*(ROUND(INT([.K50]/60)-[.K50]/60;2)*-1);0);[.K50]))" office:value-type="string" office:string-value="8:6" calcext:value-type="string">
            <text:p>8:6</text:p>
          </table:table-cell>
          <table:covered-table-cell table:style-name="ce4" table:formula="of:=CONCATENATE(IF(SUM([.K50:.K56])&gt;=60;SUM([.J50:.J56])+ROUND(INT(SUM([.K50:.K56]))/60;0);SUM([.J50:.J56]));[.A50];IF(SUM([.K50:.K56])&gt;=60;ROUND(60*(ROUND(INT(SUM([.K50:.K56])/60)-SUM([.K50:.K56])/60;2)*-1);0)))" office:value-type="string" office:string-value="8:0" calcext:value-type="string">
            <text:p>8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0:.K56])&gt;=60;SUM([.J50:.J56])+ROUND(INT(SUM([.K50:.K56]))/60;0);SUM([.J50:.J56]));[.A46];IF(SUM([.K50:.K56])&gt;=60;ROUND(60*(ROUND(INT(SUM([.K50:.K56])/60)-SUM([.K50:.K56])/60;2)*-1);0)))" office:value-type="string" office:string-value="8:0" calcext:value-type="string">
            <text:p>8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1];[.A51];[.C51];[.A51];[.D51])" office:value-type="string" office:string-value="8:3:2016" calcext:value-type="string">
            <text:p>8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1]-[.H51]&lt;0;([.H51]-[.F51]);([.H51]-[.F51])*-1)" office:value-type="float" office:value="-0" calcext:value-type="float">
            <text:p>0</text:p>
          </table:table-cell>
          <table:table-cell table:style-name="ce3" table:formula="of:=IF([.G51]-[.I51]&lt;0;([.I51]-[.G51]);([.I51]-[.G51])*-1)" office:value-type="float" office:value="-0" calcext:value-type="float">
            <text:p>0</text:p>
          </table:table-cell>
          <table:table-cell table:style-name="ce3" table:formula="of:=CONCATENATE(IF([.K51]&gt;60;[.J51]+INT([.K51]/60);[.J51]);[.A51];IF([.K51]&gt;60;ROUND(60*(ROUND(INT([.K51]/60)-[.K51]/60;2)*-1);0);[.K51]))" office:value-type="string" office:string-value="0:0" calcext:value-type="string">
            <text:p>0:0</text:p>
          </table:table-cell>
          <table:table-cell table:style-name="ce4" table:formula="of:=CONCATENATE(IF(SUM([.K51:.K57])&gt;=60;SUM([.J51:.J57])+ROUND(INT(SUM([.K51:.K57]))/60;0);SUM([.J51:.J57]));[.A51];IF(SUM([.K51:.K57])&gt;=60;ROUND(60*(ROUND(INT(SUM([.K51:.K57])/60)-SUM([.K51:.K57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1:.K57])&gt;=60;SUM([.J51:.J57])+ROUND(INT(SUM([.K51:.K57]))/60;0);SUM([.J51:.J57]));[.A47];IF(SUM([.K51:.K57])&gt;=60;ROUND(60*(ROUND(INT(SUM([.K51:.K57])/60)-SUM([.K51:.K5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2];[.A52];[.C52];[.A52];[.D52])" office:value-type="string" office:string-value="8:4:2016" calcext:value-type="string">
            <text:p>8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2]-[.H52]&lt;0;([.H52]-[.F52]);([.H52]-[.F52])*-1)" office:value-type="float" office:value="-0" calcext:value-type="float">
            <text:p>0</text:p>
          </table:table-cell>
          <table:table-cell table:style-name="ce3" table:formula="of:=IF([.G52]-[.I52]&lt;0;([.I52]-[.G52]);([.I52]-[.G52])*-1)" office:value-type="float" office:value="-0" calcext:value-type="float">
            <text:p>0</text:p>
          </table:table-cell>
          <table:table-cell table:style-name="ce3" table:formula="of:=CONCATENATE(IF([.K52]&gt;60;[.J52]+INT([.K52]/60);[.J52]);[.A52];IF([.K52]&gt;60;ROUND(60*(ROUND(INT([.K52]/60)-[.K52]/60;2)*-1);0);[.K52]))" office:value-type="string" office:string-value="0:0" calcext:value-type="string">
            <text:p>0:0</text:p>
          </table:table-cell>
          <table:covered-table-cell table:style-name="ce4" table:formula="of:=CONCATENATE(IF(SUM([.K52:.K58])&gt;=60;SUM([.J52:.J58])+ROUND(INT(SUM([.K52:.K58]))/60;0);SUM([.J52:.J58]));[.A52];IF(SUM([.K52:.K58])&gt;=60;ROUND(60*(ROUND(INT(SUM([.K52:.K58])/60)-SUM([.K52:.K5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2:.K58])&gt;=60;SUM([.J52:.J58])+ROUND(INT(SUM([.K52:.K58]))/60;0);SUM([.J52:.J58]));[.A48];IF(SUM([.K52:.K58])&gt;=60;ROUND(60*(ROUND(INT(SUM([.K52:.K58])/60)-SUM([.K52:.K5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3];[.A53];[.C53];[.A53];[.D53])" office:value-type="string" office:string-value="8:5:2016" calcext:value-type="string">
            <text:p>8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3]-[.H53]&lt;0;([.H53]-[.F53]);([.H53]-[.F53])*-1)" office:value-type="float" office:value="-0" calcext:value-type="float">
            <text:p>0</text:p>
          </table:table-cell>
          <table:table-cell table:style-name="ce3" table:formula="of:=IF([.G53]-[.I53]&lt;0;([.I53]-[.G53]);([.I53]-[.G53])*-1)" office:value-type="float" office:value="-0" calcext:value-type="float">
            <text:p>0</text:p>
          </table:table-cell>
          <table:table-cell table:style-name="ce3" table:formula="of:=CONCATENATE(IF([.K53]&gt;60;[.J53]+INT([.K53]/60);[.J53]);[.A53];IF([.K53]&gt;60;ROUND(60*(ROUND(INT([.K53]/60)-[.K53]/60;2)*-1);0);[.K53]))" office:value-type="string" office:string-value="0:0" calcext:value-type="string">
            <text:p>0:0</text:p>
          </table:table-cell>
          <table:covered-table-cell table:style-name="ce4" table:formula="of:=CONCATENATE(IF(SUM([.K53:.K59])&gt;=60;SUM([.J53:.J59])+ROUND(INT(SUM([.K53:.K59]))/60;0);SUM([.J53:.J59]));[.A53];IF(SUM([.K53:.K59])&gt;=60;ROUND(60*(ROUND(INT(SUM([.K53:.K59])/60)-SUM([.K53:.K5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53:.K59])&gt;=60;SUM([.J53:.J59])+ROUND(INT(SUM([.K53:.K59]))/60;0);SUM([.J53:.J59]));[.A49];IF(SUM([.K53:.K59])&gt;=60;ROUND(60*(ROUND(INT(SUM([.K53:.K59])/60)-SUM([.K53:.K5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4];[.A54];[.C54];[.A54];[.D54])" office:value-type="string" office:string-value="8:6:2016" calcext:value-type="string">
            <text:p>8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4]-[.H54]&lt;0;([.H54]-[.F54]);([.H54]-[.F54])*-1)" office:value-type="float" office:value="-0" calcext:value-type="float">
            <text:p>0</text:p>
          </table:table-cell>
          <table:table-cell table:style-name="ce3" table:formula="of:=IF([.G54]-[.I54]&lt;0;([.I54]-[.G54]);([.I54]-[.G54])*-1)" office:value-type="float" office:value="-0" calcext:value-type="float">
            <text:p>0</text:p>
          </table:table-cell>
          <table:table-cell table:style-name="ce3" table:formula="of:=CONCATENATE(IF([.K54]&gt;60;[.J54]+INT([.K54]/60);[.J54]);[.A54];IF([.K54]&gt;60;ROUND(60*(ROUND(INT([.K54]/60)-[.K54]/60;2)*-1);0);[.K54]))" office:value-type="string" office:string-value="0:0" calcext:value-type="string">
            <text:p>0:0</text:p>
          </table:table-cell>
          <table:covered-table-cell table:style-name="ce4" table:formula="of:=CONCATENATE(IF(SUM([.K54:.K60])&gt;=60;SUM([.J54:.J60])+ROUND(INT(SUM([.K54:.K60]))/60;0);SUM([.J54:.J60]));[.A54];IF(SUM([.K54:.K60])&gt;=60;ROUND(60*(ROUND(INT(SUM([.K54:.K60])/60)-SUM([.K54:.K6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54:.K60])&gt;=60;SUM([.J54:.J60])+ROUND(INT(SUM([.K54:.K60]))/60;0);SUM([.J54:.J60]));[.A50];IF(SUM([.K54:.K60])&gt;=60;ROUND(60*(ROUND(INT(SUM([.K54:.K60])/60)-SUM([.K54:.K6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5];[.A55];[.C55];[.A55];[.D55])" office:value-type="string" office:string-value="8:7:2016" calcext:value-type="string">
            <text:p>8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5]-[.H55]&lt;0;([.H55]-[.F55]);([.H55]-[.F55])*-1)" office:value-type="float" office:value="-0" calcext:value-type="float">
            <text:p>0</text:p>
          </table:table-cell>
          <table:table-cell table:style-name="ce3" table:formula="of:=IF([.G55]-[.I55]&lt;0;([.I55]-[.G55]);([.I55]-[.G55])*-1)" office:value-type="float" office:value="-0" calcext:value-type="float">
            <text:p>0</text:p>
          </table:table-cell>
          <table:table-cell table:style-name="ce3" table:formula="of:=CONCATENATE(IF([.K55]&gt;60;[.J55]+INT([.K55]/60);[.J55]);[.A55];IF([.K55]&gt;60;ROUND(60*(ROUND(INT([.K55]/60)-[.K55]/60;2)*-1);0);[.K55]))" office:value-type="string" office:string-value="0:0" calcext:value-type="string">
            <text:p>0:0</text:p>
          </table:table-cell>
          <table:covered-table-cell table:style-name="ce4" table:formula="of:=CONCATENATE(IF(SUM([.K55:.K61])&gt;=60;SUM([.J55:.J61])+ROUND(INT(SUM([.K55:.K61]))/60;0);SUM([.J55:.J61]));[.A55];IF(SUM([.K55:.K61])&gt;=60;ROUND(60*(ROUND(INT(SUM([.K55:.K61])/60)-SUM([.K55:.K6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55:.K61])&gt;=60;SUM([.J55:.J61])+ROUND(INT(SUM([.K55:.K61]))/60;0);SUM([.J55:.J61]));[.A51];IF(SUM([.K55:.K61])&gt;=60;ROUND(60*(ROUND(INT(SUM([.K55:.K61])/60)-SUM([.K55:.K61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6];[.A56];[.C56];[.A56];[.D56])" office:value-type="string" office:string-value="8:8:2016" calcext:value-type="string">
            <text:p>8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6]-[.H56]&lt;0;([.H56]-[.F56]);([.H56]-[.F56])*-1)" office:value-type="float" office:value="-0" calcext:value-type="float">
            <text:p>0</text:p>
          </table:table-cell>
          <table:table-cell table:style-name="ce3" table:formula="of:=IF([.G56]-[.I56]&lt;0;([.I56]-[.G56]);([.I56]-[.G56])*-1)" office:value-type="float" office:value="-0" calcext:value-type="float">
            <text:p>0</text:p>
          </table:table-cell>
          <table:table-cell table:style-name="ce3" table:formula="of:=CONCATENATE(IF([.K56]&gt;60;[.J56]+INT([.K56]/60);[.J56]);[.A56];IF([.K56]&gt;60;ROUND(60*(ROUND(INT([.K56]/60)-[.K56]/60;2)*-1);0);[.K56]))" office:value-type="string" office:string-value="0:0" calcext:value-type="string">
            <text:p>0:0</text:p>
          </table:table-cell>
          <table:covered-table-cell table:style-name="ce4" table:formula="of:=CONCATENATE(IF(SUM([.K56:.K62])&gt;=60;SUM([.J56:.J62])+ROUND(INT(SUM([.K56:.K62]))/60;0);SUM([.J56:.J62]));[.A56];IF(SUM([.K56:.K62])&gt;=60;ROUND(60*(ROUND(INT(SUM([.K56:.K62])/60)-SUM([.K56:.K6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56:.K62])&gt;=60;SUM([.J56:.J62])+ROUND(INT(SUM([.K56:.K62]))/60;0);SUM([.J56:.J62]));[.A52];IF(SUM([.K56:.K62])&gt;=60;ROUND(60*(ROUND(INT(SUM([.K56:.K62])/60)-SUM([.K56:.K6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7];[.A57];[.C57];[.A57];[.D57])" office:value-type="string" office:string-value="8:9:2016" calcext:value-type="string">
            <text:p>8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7]-[.H57]&lt;0;([.H57]-[.F57]);([.H57]-[.F57])*-1)" office:value-type="float" office:value="-0" calcext:value-type="float">
            <text:p>0</text:p>
          </table:table-cell>
          <table:table-cell table:style-name="ce3" table:formula="of:=IF([.G57]-[.I57]&lt;0;([.I57]-[.G57]);([.I57]-[.G57])*-1)" office:value-type="float" office:value="-0" calcext:value-type="float">
            <text:p>0</text:p>
          </table:table-cell>
          <table:table-cell table:style-name="ce3" table:formula="of:=CONCATENATE(IF([.K57]&gt;60;[.J57]+INT([.K57]/60);[.J57]);[.A57];IF([.K57]&gt;60;ROUND(60*(ROUND(INT([.K57]/60)-[.K57]/60;2)*-1);0);[.K57]))" office:value-type="string" office:string-value="0:0" calcext:value-type="string">
            <text:p>0:0</text:p>
          </table:table-cell>
          <table:covered-table-cell table:style-name="ce4" table:formula="of:=CONCATENATE(IF(SUM([.K57:.K63])&gt;=60;SUM([.J57:.J63])+ROUND(INT(SUM([.K57:.K63]))/60;0);SUM([.J57:.J63]));[.A57];IF(SUM([.K57:.K63])&gt;=60;ROUND(60*(ROUND(INT(SUM([.K57:.K63])/60)-SUM([.K57:.K6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7:.K63])&gt;=60;SUM([.J57:.J63])+ROUND(INT(SUM([.K57:.K63]))/60;0);SUM([.J57:.J63]));[.A53];IF(SUM([.K57:.K63])&gt;=60;ROUND(60*(ROUND(INT(SUM([.K57:.K63])/60)-SUM([.K57:.K6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8];[.A58];[.C58];[.A58];[.D58])" office:value-type="string" office:string-value="8:10:2016" calcext:value-type="string">
            <text:p>8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8]-[.H58]&lt;0;([.H58]-[.F58]);([.H58]-[.F58])*-1)" office:value-type="float" office:value="-0" calcext:value-type="float">
            <text:p>0</text:p>
          </table:table-cell>
          <table:table-cell table:style-name="ce3" table:formula="of:=IF([.G58]-[.I58]&lt;0;([.I58]-[.G58]);([.I58]-[.G58])*-1)" office:value-type="float" office:value="-0" calcext:value-type="float">
            <text:p>0</text:p>
          </table:table-cell>
          <table:table-cell table:style-name="ce3" table:formula="of:=CONCATENATE(IF([.K58]&gt;60;[.J58]+INT([.K58]/60);[.J58]);[.A58];IF([.K58]&gt;60;ROUND(60*(ROUND(INT([.K58]/60)-[.K58]/60;2)*-1);0);[.K58]))" office:value-type="string" office:string-value="0:0" calcext:value-type="string">
            <text:p>0:0</text:p>
          </table:table-cell>
          <table:table-cell table:style-name="ce4" table:formula="of:=CONCATENATE(IF(SUM([.K58:.K64])&gt;=60;SUM([.J58:.J64])+ROUND(INT(SUM([.K58:.K64]))/60;0);SUM([.J58:.J64]));[.A58];IF(SUM([.K58:.K64])&gt;=60;ROUND(60*(ROUND(INT(SUM([.K58:.K64])/60)-SUM([.K58:.K64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8:.K64])&gt;=60;SUM([.J58:.J64])+ROUND(INT(SUM([.K58:.K64]))/60;0);SUM([.J58:.J64]));[.A54];IF(SUM([.K58:.K64])&gt;=60;ROUND(60*(ROUND(INT(SUM([.K58:.K64])/60)-SUM([.K58:.K6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9];[.A59];[.C59];[.A59];[.D59])" office:value-type="string" office:string-value="8:11:2016" calcext:value-type="string">
            <text:p>8:1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9]-[.H59]&lt;0;([.H59]-[.F59]);([.H59]-[.F59])*-1)" office:value-type="float" office:value="-0" calcext:value-type="float">
            <text:p>0</text:p>
          </table:table-cell>
          <table:table-cell table:style-name="ce3" table:formula="of:=IF([.G59]-[.I59]&lt;0;([.I59]-[.G59]);([.I59]-[.G59])*-1)" office:value-type="float" office:value="-0" calcext:value-type="float">
            <text:p>0</text:p>
          </table:table-cell>
          <table:table-cell table:style-name="ce3" table:formula="of:=CONCATENATE(IF([.K59]&gt;60;[.J59]+INT([.K59]/60);[.J59]);[.A59];IF([.K59]&gt;60;ROUND(60*(ROUND(INT([.K59]/60)-[.K59]/60;2)*-1);0);[.K59]))" office:value-type="string" office:string-value="0:0" calcext:value-type="string">
            <text:p>0:0</text:p>
          </table:table-cell>
          <table:covered-table-cell table:style-name="ce4" table:formula="of:=CONCATENATE(IF(SUM([.K59:.K65])&gt;=60;SUM([.J59:.J65])+ROUND(INT(SUM([.K59:.K65]))/60;0);SUM([.J59:.J65]));[.A59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9:.K65])&gt;=60;SUM([.J59:.J65])+ROUND(INT(SUM([.K59:.K65]))/60;0);SUM([.J59:.J65]));[.A55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0];[.A60];[.C60];[.A60];[.D60])" office:value-type="string" office:string-value="8:12:2016" calcext:value-type="string">
            <text:p>8:1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0]-[.H60]&lt;0;([.H60]-[.F60]);([.H60]-[.F60])*-1)" office:value-type="float" office:value="-0" calcext:value-type="float">
            <text:p>0</text:p>
          </table:table-cell>
          <table:table-cell table:style-name="ce3" table:formula="of:=IF([.G60]-[.I60]&lt;0;([.I60]-[.G60]);([.I60]-[.G60])*-1)" office:value-type="float" office:value="-0" calcext:value-type="float">
            <text:p>0</text:p>
          </table:table-cell>
          <table:table-cell table:style-name="ce3" table:formula="of:=CONCATENATE(IF([.K60]&gt;60;[.J60]+INT([.K60]/60);[.J60]);[.A60];IF([.K60]&gt;60;ROUND(60*(ROUND(INT([.K60]/60)-[.K60]/60;2)*-1);0);[.K60]))" office:value-type="string" office:string-value="0:0" calcext:value-type="string">
            <text:p>0:0</text:p>
          </table:table-cell>
          <table:covered-table-cell table:style-name="ce4" table:formula="of:=CONCATENATE(IF(SUM([.K60:.K66])&gt;=60;SUM([.J60:.J66])+ROUND(INT(SUM([.K60:.K66]))/60;0);SUM([.J60:.J66]));[.A60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0:.K66])&gt;=60;SUM([.J60:.J66])+ROUND(INT(SUM([.K60:.K66]))/60;0);SUM([.J60:.J66]));[.A56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1];[.A61];[.C61];[.A61];[.D61])" office:value-type="string" office:string-value="8:13:2016" calcext:value-type="string">
            <text:p>8:1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1]-[.H61]&lt;0;([.H61]-[.F61]);([.H61]-[.F61])*-1)" office:value-type="float" office:value="-0" calcext:value-type="float">
            <text:p>0</text:p>
          </table:table-cell>
          <table:table-cell table:style-name="ce3" table:formula="of:=IF([.G61]-[.I61]&lt;0;([.I61]-[.G61]);([.I61]-[.G61])*-1)" office:value-type="float" office:value="-0" calcext:value-type="float">
            <text:p>0</text:p>
          </table:table-cell>
          <table:table-cell table:style-name="ce3" table:formula="of:=CONCATENATE(IF([.K61]&gt;60;[.J61]+INT([.K61]/60);[.J61]);[.A61];IF([.K61]&gt;60;ROUND(60*(ROUND(INT([.K61]/60)-[.K61]/60;2)*-1);0);[.K61]))" office:value-type="string" office:string-value="0:0" calcext:value-type="string">
            <text:p>0:0</text:p>
          </table:table-cell>
          <table:covered-table-cell table:style-name="ce4" table:formula="of:=CONCATENATE(IF(SUM([.K61:.K67])&gt;=60;SUM([.J61:.J67])+ROUND(INT(SUM([.K61:.K67]))/60;0);SUM([.J61:.J67]));[.A61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1:.K67])&gt;=60;SUM([.J61:.J67])+ROUND(INT(SUM([.K61:.K67]))/60;0);SUM([.J61:.J67]));[.A57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2];[.A62];[.C62];[.A62];[.D62])" office:value-type="string" office:string-value="8:14:2016" calcext:value-type="string">
            <text:p>8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2]-[.H62]&lt;0;([.H62]-[.F62]);([.H62]-[.F62])*-1)" office:value-type="float" office:value="-0" calcext:value-type="float">
            <text:p>0</text:p>
          </table:table-cell>
          <table:table-cell table:style-name="ce3" table:formula="of:=IF([.G62]-[.I62]&lt;0;([.I62]-[.G62]);([.I62]-[.G62])*-1)" office:value-type="float" office:value="-0" calcext:value-type="float">
            <text:p>0</text:p>
          </table:table-cell>
          <table:table-cell table:style-name="ce3" table:formula="of:=CONCATENATE(IF([.K62]&gt;60;[.J62]+INT([.K62]/60);[.J62]);[.A62];IF([.K62]&gt;60;ROUND(60*(ROUND(INT([.K62]/60)-[.K62]/60;2)*-1);0);[.K62]))" office:value-type="string" office:string-value="0:0" calcext:value-type="string">
            <text:p>0:0</text:p>
          </table:table-cell>
          <table:covered-table-cell table:style-name="ce4" table:formula="of:=CONCATENATE(IF(SUM([.K62:.K68])&gt;=60;SUM([.J62:.J68])+ROUND(INT(SUM([.K62:.K68]))/60;0);SUM([.J62:.J68]));[.A62];IF(SUM([.K62:.K68])&gt;=60;ROUND(60*(ROUND(INT(SUM([.K62:.K68])/60)-SUM([.K62:.K6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2:.K68])&gt;=60;SUM([.J62:.J68])+ROUND(INT(SUM([.K62:.K68]))/60;0);SUM([.J62:.J68]));[.A58];IF(SUM([.K62:.K68])&gt;=60;ROUND(60*(ROUND(INT(SUM([.K62:.K68])/60)-SUM([.K62:.K68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3];[.A63];[.C63];[.A63];[.D63])" office:value-type="string" office:string-value="8:15:2016" calcext:value-type="string">
            <text:p>8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3]-[.H63]&lt;0;([.H63]-[.F63]);([.H63]-[.F63])*-1)" office:value-type="float" office:value="-0" calcext:value-type="float">
            <text:p>0</text:p>
          </table:table-cell>
          <table:table-cell table:style-name="ce3" table:formula="of:=IF([.G63]-[.I63]&lt;0;([.I63]-[.G63]);([.I63]-[.G63])*-1)" office:value-type="float" office:value="-0" calcext:value-type="float">
            <text:p>0</text:p>
          </table:table-cell>
          <table:table-cell table:style-name="ce3" table:formula="of:=CONCATENATE(IF([.K63]&gt;60;[.J63]+INT([.K63]/60);[.J63]);[.A63];IF([.K63]&gt;60;ROUND(60*(ROUND(INT([.K63]/60)-[.K63]/60;2)*-1);0);[.K63]))" office:value-type="string" office:string-value="0:0" calcext:value-type="string">
            <text:p>0:0</text:p>
          </table:table-cell>
          <table:covered-table-cell table:style-name="ce4" table:formula="of:=CONCATENATE(IF(SUM([.K63:.K69])&gt;=60;SUM([.J63:.J69])+ROUND(INT(SUM([.K63:.K69]))/60;0);SUM([.J63:.J69]));[.A63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63:.K69])&gt;=60;SUM([.J63:.J69])+ROUND(INT(SUM([.K63:.K69]))/60;0);SUM([.J63:.J69]));[.A59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4];[.A64];[.C64];[.A64];[.D64])" office:value-type="string" office:string-value="9:16:2016" calcext:value-type="string">
            <text:p>9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4]-[.H64]&lt;0;([.H64]-[.F64]);([.H64]-[.F64])*-1)" office:value-type="float" office:value="-0" calcext:value-type="float">
            <text:p>0</text:p>
          </table:table-cell>
          <table:table-cell table:style-name="ce3" table:formula="of:=IF([.G64]-[.I64]&lt;0;([.I64]-[.G64]);([.I64]-[.G64])*-1)" office:value-type="float" office:value="-0" calcext:value-type="float">
            <text:p>0</text:p>
          </table:table-cell>
          <table:table-cell table:style-name="ce3" table:formula="of:=CONCATENATE(IF([.K64]&gt;60;[.J64]+INT([.K64]/60);[.J64]);[.A64];IF([.K64]&gt;60;ROUND(60*(ROUND(INT([.K64]/60)-[.K64]/60;2)*-1);0);[.K64]))" office:value-type="string" office:string-value="0:0" calcext:value-type="string">
            <text:p>0:0</text:p>
          </table:table-cell>
          <table:covered-table-cell table:style-name="ce4" table:formula="of:=CONCATENATE(IF(SUM([.K64:.K70])&gt;=60;SUM([.J64:.J70])+ROUND(INT(SUM([.K64:.K70]))/60;0);SUM([.J64:.J70]));[.A64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64:.K70])&gt;=60;SUM([.J64:.J70])+ROUND(INT(SUM([.K64:.K70]))/60;0);SUM([.J64:.J70]));[.A60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5];[.A65];[.C65];[.A65];[.D65])" office:value-type="string" office:string-value="9:17:2016" calcext:value-type="string">
            <text:p>9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5]-[.H65]&lt;0;([.H65]-[.F65]);([.H65]-[.F65])*-1)" office:value-type="float" office:value="-0" calcext:value-type="float">
            <text:p>0</text:p>
          </table:table-cell>
          <table:table-cell table:style-name="ce3" table:formula="of:=IF([.G65]-[.I65]&lt;0;([.I65]-[.G65]);([.I65]-[.G65])*-1)" office:value-type="float" office:value="-0" calcext:value-type="float">
            <text:p>0</text:p>
          </table:table-cell>
          <table:table-cell table:style-name="ce3" table:formula="of:=CONCATENATE(IF([.K65]&gt;60;[.J65]+INT([.K65]/60);[.J65]);[.A65];IF([.K65]&gt;60;ROUND(60*(ROUND(INT([.K65]/60)-[.K65]/60;2)*-1);0);[.K65]))" office:value-type="string" office:string-value="0:0" calcext:value-type="string">
            <text:p>0:0</text:p>
          </table:table-cell>
          <table:table-cell table:style-name="ce4" table:formula="of:=CONCATENATE(IF(SUM([.K65:.K71])&gt;=60;SUM([.J65:.J71])+ROUND(INT(SUM([.K65:.K71]))/60;0);SUM([.J65:.J71]));[.A65];IF(SUM([.K65:.K71])&gt;=60;ROUND(60*(ROUND(INT(SUM([.K65:.K71])/60)-SUM([.K65:.K71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65:.K71])&gt;=60;SUM([.J65:.J71])+ROUND(INT(SUM([.K65:.K71]))/60;0);SUM([.J65:.J71]));[.A61];IF(SUM([.K65:.K71])&gt;=60;ROUND(60*(ROUND(INT(SUM([.K65:.K71])/60)-SUM([.K65:.K7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6];[.A66];[.C66];[.A66];[.D66])" office:value-type="string" office:string-value="9:18:2016" calcext:value-type="string">
            <text:p>9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6]-[.H66]&lt;0;([.H66]-[.F66]);([.H66]-[.F66])*-1)" office:value-type="float" office:value="-0" calcext:value-type="float">
            <text:p>0</text:p>
          </table:table-cell>
          <table:table-cell table:style-name="ce3" table:formula="of:=IF([.G66]-[.I66]&lt;0;([.I66]-[.G66]);([.I66]-[.G66])*-1)" office:value-type="float" office:value="-0" calcext:value-type="float">
            <text:p>0</text:p>
          </table:table-cell>
          <table:table-cell table:style-name="ce3" table:formula="of:=CONCATENATE(IF([.K66]&gt;60;[.J66]+INT([.K66]/60);[.J66]);[.A66];IF([.K66]&gt;60;ROUND(60*(ROUND(INT([.K66]/60)-[.K66]/60;2)*-1);0);[.K66]))" office:value-type="string" office:string-value="0:0" calcext:value-type="string">
            <text:p>0:0</text:p>
          </table:table-cell>
          <table:covered-table-cell table:style-name="ce4" table:formula="of:=CONCATENATE(IF(SUM([.K66:.K72])&gt;=60;SUM([.J66:.J72])+ROUND(INT(SUM([.K66:.K72]))/60;0);SUM([.J66:.J72]));[.A66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66:.K72])&gt;=60;SUM([.J66:.J72])+ROUND(INT(SUM([.K66:.K72]))/60;0);SUM([.J66:.J72]));[.A62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7];[.A67];[.C67];[.A67];[.D67])" office:value-type="string" office:string-value="9:19:2016" calcext:value-type="string">
            <text:p>9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7]-[.H67]&lt;0;([.H67]-[.F67]);([.H67]-[.F67])*-1)" office:value-type="float" office:value="-0" calcext:value-type="float">
            <text:p>0</text:p>
          </table:table-cell>
          <table:table-cell table:style-name="ce3" table:formula="of:=IF([.G67]-[.I67]&lt;0;([.I67]-[.G67]);([.I67]-[.G67])*-1)" office:value-type="float" office:value="-0" calcext:value-type="float">
            <text:p>0</text:p>
          </table:table-cell>
          <table:table-cell table:style-name="ce3" table:formula="of:=CONCATENATE(IF([.K67]&gt;60;[.J67]+INT([.K67]/60);[.J67]);[.A67];IF([.K67]&gt;60;ROUND(60*(ROUND(INT([.K67]/60)-[.K67]/60;2)*-1);0);[.K67]))" office:value-type="string" office:string-value="0:0" calcext:value-type="string">
            <text:p>0:0</text:p>
          </table:table-cell>
          <table:covered-table-cell table:style-name="ce4" table:formula="of:=CONCATENATE(IF(SUM([.K67:.K73])&gt;=60;SUM([.J67:.J73])+ROUND(INT(SUM([.K67:.K73]))/60;0);SUM([.J67:.J73]));[.A67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7:.K73])&gt;=60;SUM([.J67:.J73])+ROUND(INT(SUM([.K67:.K73]))/60;0);SUM([.J67:.J73]));[.A63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8];[.A68];[.C68];[.A68];[.D68])" office:value-type="string" office:string-value="9:20:2016" calcext:value-type="string">
            <text:p>9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8]-[.H68]&lt;0;([.H68]-[.F68]);([.H68]-[.F68])*-1)" office:value-type="float" office:value="-0" calcext:value-type="float">
            <text:p>0</text:p>
          </table:table-cell>
          <table:table-cell table:style-name="ce3" table:formula="of:=IF([.G68]-[.I68]&lt;0;([.I68]-[.G68]);([.I68]-[.G68])*-1)" office:value-type="float" office:value="-0" calcext:value-type="float">
            <text:p>0</text:p>
          </table:table-cell>
          <table:table-cell table:style-name="ce3" table:formula="of:=CONCATENATE(IF([.K68]&gt;60;[.J68]+INT([.K68]/60);[.J68]);[.A68];IF([.K68]&gt;60;ROUND(60*(ROUND(INT([.K68]/60)-[.K68]/60;2)*-1);0);[.K68]))" office:value-type="string" office:string-value="0:0" calcext:value-type="string">
            <text:p>0:0</text:p>
          </table:table-cell>
          <table:covered-table-cell table:style-name="ce4" table:formula="of:=CONCATENATE(IF(SUM([.K68:.K74])&gt;=60;SUM([.J68:.J74])+ROUND(INT(SUM([.K68:.K74]))/60;0);SUM([.J68:.J74]));[.A68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8:.K74])&gt;=60;SUM([.J68:.J74])+ROUND(INT(SUM([.K68:.K74]))/60;0);SUM([.J68:.J74]));[.A64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9];[.A69];[.C69];[.A69];[.D69])" office:value-type="string" office:string-value="9:21:2016" calcext:value-type="string">
            <text:p>9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9]-[.H69]&lt;0;([.H69]-[.F69]);([.H69]-[.F69])*-1)" office:value-type="float" office:value="-0" calcext:value-type="float">
            <text:p>0</text:p>
          </table:table-cell>
          <table:table-cell table:style-name="ce3" table:formula="of:=IF([.G69]-[.I69]&lt;0;([.I69]-[.G69]);([.I69]-[.G69])*-1)" office:value-type="float" office:value="-0" calcext:value-type="float">
            <text:p>0</text:p>
          </table:table-cell>
          <table:table-cell table:style-name="ce3" table:formula="of:=CONCATENATE(IF([.K69]&gt;60;[.J69]+INT([.K69]/60);[.J69]);[.A69];IF([.K69]&gt;60;ROUND(60*(ROUND(INT([.K69]/60)-[.K69]/60;2)*-1);0);[.K69]))" office:value-type="string" office:string-value="0:0" calcext:value-type="string">
            <text:p>0:0</text:p>
          </table:table-cell>
          <table:covered-table-cell table:style-name="ce4" table:formula="of:=CONCATENATE(IF(SUM([.K69:.K75])&gt;=60;SUM([.J69:.J75])+ROUND(INT(SUM([.K69:.K75]))/60;0);SUM([.J69:.J75]));[.A69];IF(SUM([.K69:.K75])&gt;=60;ROUND(60*(ROUND(INT(SUM([.K69:.K75])/60)-SUM([.K69:.K7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9:.K75])&gt;=60;SUM([.J69:.J75])+ROUND(INT(SUM([.K69:.K75]))/60;0);SUM([.J69:.J75]));[.A65];IF(SUM([.K69:.K75])&gt;=60;ROUND(60*(ROUND(INT(SUM([.K69:.K75])/60)-SUM([.K69:.K75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0];[.A70];[.C70];[.A70];[.D70])" office:value-type="string" office:string-value="9:22:2016" calcext:value-type="string">
            <text:p>9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0]-[.H70]&lt;0;([.H70]-[.F70]);([.H70]-[.F70])*-1)" office:value-type="float" office:value="-0" calcext:value-type="float">
            <text:p>0</text:p>
          </table:table-cell>
          <table:table-cell table:style-name="ce3" table:formula="of:=IF([.G70]-[.I70]&lt;0;([.I70]-[.G70]);([.I70]-[.G70])*-1)" office:value-type="float" office:value="-0" calcext:value-type="float">
            <text:p>0</text:p>
          </table:table-cell>
          <table:table-cell table:style-name="ce3" table:formula="of:=CONCATENATE(IF([.K70]&gt;60;[.J70]+INT([.K70]/60);[.J70]);[.A70];IF([.K70]&gt;60;ROUND(60*(ROUND(INT([.K70]/60)-[.K70]/60;2)*-1);0);[.K70]))" office:value-type="string" office:string-value="0:0" calcext:value-type="string">
            <text:p>0:0</text:p>
          </table:table-cell>
          <table:covered-table-cell table:style-name="ce4" table:formula="of:=CONCATENATE(IF(SUM([.K70:.K76])&gt;=60;SUM([.J70:.J76])+ROUND(INT(SUM([.K70:.K76]))/60;0);SUM([.J70:.J76]));[.A70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0:.K76])&gt;=60;SUM([.J70:.J76])+ROUND(INT(SUM([.K70:.K76]))/60;0);SUM([.J70:.J76]));[.A66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1];[.A71];[.C71];[.A71];[.D71])" office:value-type="string" office:string-value="9:23:2016" calcext:value-type="string">
            <text:p>9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1]-[.H71]&lt;0;([.H71]-[.F71]);([.H71]-[.F71])*-1)" office:value-type="float" office:value="-0" calcext:value-type="float">
            <text:p>0</text:p>
          </table:table-cell>
          <table:table-cell table:style-name="ce3" table:formula="of:=IF([.G71]-[.I71]&lt;0;([.I71]-[.G71]);([.I71]-[.G71])*-1)" office:value-type="float" office:value="-0" calcext:value-type="float">
            <text:p>0</text:p>
          </table:table-cell>
          <table:table-cell table:style-name="ce3" table:formula="of:=CONCATENATE(IF([.K71]&gt;60;[.J71]+INT([.K71]/60);[.J71]);[.A71];IF([.K71]&gt;60;ROUND(60*(ROUND(INT([.K71]/60)-[.K71]/60;2)*-1);0);[.K71]))" office:value-type="string" office:string-value="0:0" calcext:value-type="string">
            <text:p>0:0</text:p>
          </table:table-cell>
          <table:covered-table-cell table:style-name="ce4" table:formula="of:=CONCATENATE(IF(SUM([.K71:.K77])&gt;=60;SUM([.J71:.J77])+ROUND(INT(SUM([.K71:.K77]))/60;0);SUM([.J71:.J77]));[.A71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1:.K77])&gt;=60;SUM([.J71:.J77])+ROUND(INT(SUM([.K71:.K77]))/60;0);SUM([.J71:.J77]));[.A67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2];[.A72];[.C72];[.A72];[.D72])" office:value-type="string" office:string-value="9:24:2016" calcext:value-type="string">
            <text:p>9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2]-[.H72]&lt;0;([.H72]-[.F72]);([.H72]-[.F72])*-1)" office:value-type="float" office:value="-0" calcext:value-type="float">
            <text:p>0</text:p>
          </table:table-cell>
          <table:table-cell table:style-name="ce3" table:formula="of:=IF([.G72]-[.I72]&lt;0;([.I72]-[.G72]);([.I72]-[.G72])*-1)" office:value-type="float" office:value="-0" calcext:value-type="float">
            <text:p>0</text:p>
          </table:table-cell>
          <table:table-cell table:style-name="ce3" table:formula="of:=CONCATENATE(IF([.K72]&gt;60;[.J72]+INT([.K72]/60);[.J72]);[.A72];IF([.K72]&gt;60;ROUND(60*(ROUND(INT([.K72]/60)-[.K72]/60;2)*-1);0);[.K72]))" office:value-type="string" office:string-value="0:0" calcext:value-type="string">
            <text:p>0:0</text:p>
          </table:table-cell>
          <table:table-cell table:style-name="ce4" table:formula="of:=CONCATENATE(IF(SUM([.K72:.K78])&gt;=60;SUM([.J72:.J78])+ROUND(INT(SUM([.K72:.K78]))/60;0);SUM([.J72:.J78]));[.A72];IF(SUM([.K72:.K78])&gt;=60;ROUND(60*(ROUND(INT(SUM([.K72:.K78])/60)-SUM([.K72:.K78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2:.K78])&gt;=60;SUM([.J72:.J78])+ROUND(INT(SUM([.K72:.K78]))/60;0);SUM([.J72:.J78]));[.A68];IF(SUM([.K72:.K78])&gt;=60;ROUND(60*(ROUND(INT(SUM([.K72:.K78])/60)-SUM([.K72:.K7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3];[.A73];[.C73];[.A73];[.D73])" office:value-type="string" office:string-value="9:25:2016" calcext:value-type="string">
            <text:p>9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3]-[.H73]&lt;0;([.H73]-[.F73]);([.H73]-[.F73])*-1)" office:value-type="float" office:value="-0" calcext:value-type="float">
            <text:p>0</text:p>
          </table:table-cell>
          <table:table-cell table:style-name="ce3" table:formula="of:=IF([.G73]-[.I73]&lt;0;([.I73]-[.G73]);([.I73]-[.G73])*-1)" office:value-type="float" office:value="-0" calcext:value-type="float">
            <text:p>0</text:p>
          </table:table-cell>
          <table:table-cell table:style-name="ce3" table:formula="of:=CONCATENATE(IF([.K73]&gt;60;[.J73]+INT([.K73]/60);[.J73]);[.A73];IF([.K73]&gt;60;ROUND(60*(ROUND(INT([.K73]/60)-[.K73]/60;2)*-1);0);[.K73]))" office:value-type="string" office:string-value="0:0" calcext:value-type="string">
            <text:p>0:0</text:p>
          </table:table-cell>
          <table:covered-table-cell table:style-name="ce4" table:formula="of:=CONCATENATE(IF(SUM([.K73:.K79])&gt;=60;SUM([.J73:.J79])+ROUND(INT(SUM([.K73:.K79]))/60;0);SUM([.J73:.J79]));[.A73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73:.K79])&gt;=60;SUM([.J73:.J79])+ROUND(INT(SUM([.K73:.K79]))/60;0);SUM([.J73:.J79]));[.A69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4];[.A74];[.C74];[.A74];[.D74])" office:value-type="string" office:string-value="9:26:2016" calcext:value-type="string">
            <text:p>9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4]-[.H74]&lt;0;([.H74]-[.F74]);([.H74]-[.F74])*-1)" office:value-type="float" office:value="-0" calcext:value-type="float">
            <text:p>0</text:p>
          </table:table-cell>
          <table:table-cell table:style-name="ce3" table:formula="of:=IF([.G74]-[.I74]&lt;0;([.I74]-[.G74]);([.I74]-[.G74])*-1)" office:value-type="float" office:value="-0" calcext:value-type="float">
            <text:p>0</text:p>
          </table:table-cell>
          <table:table-cell table:style-name="ce3" table:formula="of:=CONCATENATE(IF([.K74]&gt;60;[.J74]+INT([.K74]/60);[.J74]);[.A74];IF([.K74]&gt;60;ROUND(60*(ROUND(INT([.K74]/60)-[.K74]/60;2)*-1);0);[.K74]))" office:value-type="string" office:string-value="0:0" calcext:value-type="string">
            <text:p>0:0</text:p>
          </table:table-cell>
          <table:covered-table-cell table:style-name="ce4" table:formula="of:=CONCATENATE(IF(SUM([.K74:.K80])&gt;=60;SUM([.J74:.J80])+ROUND(INT(SUM([.K74:.K80]))/60;0);SUM([.J74:.J80]));[.A74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74:.K80])&gt;=60;SUM([.J74:.J80])+ROUND(INT(SUM([.K74:.K80]))/60;0);SUM([.J74:.J80]));[.A70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5];[.A75];[.C75];[.A75];[.D75])" office:value-type="string" office:string-value="9:27:2016" calcext:value-type="string">
            <text:p>9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5]-[.H75]&lt;0;([.H75]-[.F75]);([.H75]-[.F75])*-1)" office:value-type="float" office:value="-0" calcext:value-type="float">
            <text:p>0</text:p>
          </table:table-cell>
          <table:table-cell table:style-name="ce3" table:formula="of:=IF([.G75]-[.I75]&lt;0;([.I75]-[.G75]);([.I75]-[.G75])*-1)" office:value-type="float" office:value="-0" calcext:value-type="float">
            <text:p>0</text:p>
          </table:table-cell>
          <table:table-cell table:style-name="ce3" table:formula="of:=CONCATENATE(IF([.K75]&gt;60;[.J75]+INT([.K75]/60);[.J75]);[.A75];IF([.K75]&gt;60;ROUND(60*(ROUND(INT([.K75]/60)-[.K75]/60;2)*-1);0);[.K75]))" office:value-type="string" office:string-value="0:0" calcext:value-type="string">
            <text:p>0:0</text:p>
          </table:table-cell>
          <table:covered-table-cell table:style-name="ce4" table:formula="of:=CONCATENATE(IF(SUM([.K75:.K81])&gt;=60;SUM([.J75:.J81])+ROUND(INT(SUM([.K75:.K81]))/60;0);SUM([.J75:.J81]));[.A75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75:.K81])&gt;=60;SUM([.J75:.J81])+ROUND(INT(SUM([.K75:.K81]))/60;0);SUM([.J75:.J81]));[.A71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6];[.A76];[.C76];[.A76];[.D76])" office:value-type="string" office:string-value="9:28:2016" calcext:value-type="string">
            <text:p>9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6]-[.H76]&lt;0;([.H76]-[.F76]);([.H76]-[.F76])*-1)" office:value-type="float" office:value="-0" calcext:value-type="float">
            <text:p>0</text:p>
          </table:table-cell>
          <table:table-cell table:style-name="ce3" table:formula="of:=IF([.G76]-[.I76]&lt;0;([.I76]-[.G76]);([.I76]-[.G76])*-1)" office:value-type="float" office:value="-0" calcext:value-type="float">
            <text:p>0</text:p>
          </table:table-cell>
          <table:table-cell table:style-name="ce3" table:formula="of:=CONCATENATE(IF([.K76]&gt;60;[.J76]+INT([.K76]/60);[.J76]);[.A76];IF([.K76]&gt;60;ROUND(60*(ROUND(INT([.K76]/60)-[.K76]/60;2)*-1);0);[.K76]))" office:value-type="string" office:string-value="0:0" calcext:value-type="string">
            <text:p>0:0</text:p>
          </table:table-cell>
          <table:covered-table-cell table:style-name="ce4" table:formula="of:=CONCATENATE(IF(SUM([.K76:.K82])&gt;=60;SUM([.J76:.J82])+ROUND(INT(SUM([.K76:.K82]))/60;0);SUM([.J76:.J82]));[.A76];IF(SUM([.K76:.K82])&gt;=60;ROUND(60*(ROUND(INT(SUM([.K76:.K82])/60)-SUM([.K76:.K8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76:.K82])&gt;=60;SUM([.J76:.J82])+ROUND(INT(SUM([.K76:.K82]))/60;0);SUM([.J76:.J82]));[.A72];IF(SUM([.K76:.K82])&gt;=60;ROUND(60*(ROUND(INT(SUM([.K76:.K82])/60)-SUM([.K76:.K82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7];[.A77];[.C77];[.A77];[.D77])" office:value-type="string" office:string-value="9:29:2016" calcext:value-type="string">
            <text:p>9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7]-[.H77]&lt;0;([.H77]-[.F77]);([.H77]-[.F77])*-1)" office:value-type="float" office:value="-0" calcext:value-type="float">
            <text:p>0</text:p>
          </table:table-cell>
          <table:table-cell table:style-name="ce3" table:formula="of:=IF([.G77]-[.I77]&lt;0;([.I77]-[.G77]);([.I77]-[.G77])*-1)" office:value-type="float" office:value="-0" calcext:value-type="float">
            <text:p>0</text:p>
          </table:table-cell>
          <table:table-cell table:style-name="ce3" table:formula="of:=CONCATENATE(IF([.K77]&gt;60;[.J77]+INT([.K77]/60);[.J77]);[.A77];IF([.K77]&gt;60;ROUND(60*(ROUND(INT([.K77]/60)-[.K77]/60;2)*-1);0);[.K77]))" office:value-type="string" office:string-value="0:0" calcext:value-type="string">
            <text:p>0:0</text:p>
          </table:table-cell>
          <table:covered-table-cell table:style-name="ce4" table:formula="of:=CONCATENATE(IF(SUM([.K77:.K83])&gt;=60;SUM([.J77:.J83])+ROUND(INT(SUM([.K77:.K83]))/60;0);SUM([.J77:.J83]));[.A77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7:.K83])&gt;=60;SUM([.J77:.J83])+ROUND(INT(SUM([.K77:.K83]))/60;0);SUM([.J77:.J83]));[.A73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8];[.A78];[.C78];[.A78];[.D78])" office:value-type="string" office:string-value="9:30:2016" calcext:value-type="string">
            <text:p>9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8]-[.H78]&lt;0;([.H78]-[.F78]);([.H78]-[.F78])*-1)" office:value-type="float" office:value="-0" calcext:value-type="float">
            <text:p>0</text:p>
          </table:table-cell>
          <table:table-cell table:style-name="ce3" table:formula="of:=IF([.G78]-[.I78]&lt;0;([.I78]-[.G78]);([.I78]-[.G78])*-1)" office:value-type="float" office:value="-0" calcext:value-type="float">
            <text:p>0</text:p>
          </table:table-cell>
          <table:table-cell table:style-name="ce3" table:formula="of:=CONCATENATE(IF([.K78]&gt;60;[.J78]+INT([.K78]/60);[.J78]);[.A78];IF([.K78]&gt;60;ROUND(60*(ROUND(INT([.K78]/60)-[.K78]/60;2)*-1);0);[.K78]))" office:value-type="string" office:string-value="0:0" calcext:value-type="string">
            <text:p>0:0</text:p>
          </table:table-cell>
          <table:covered-table-cell table:style-name="ce4" table:formula="of:=CONCATENATE(IF(SUM([.K78:.K84])&gt;=60;SUM([.J78:.J84])+ROUND(INT(SUM([.K78:.K84]))/60;0);SUM([.J78:.J84]));[.A78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8:.K84])&gt;=60;SUM([.J78:.J84])+ROUND(INT(SUM([.K78:.K84]))/60;0);SUM([.J78:.J84]));[.A74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9];[.A79];[.C79];[.A79];[.D79])" office:value-type="string" office:string-value="9:31:2016" calcext:value-type="string">
            <text:p>9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9]-[.H79]&lt;0;([.H79]-[.F79]);([.H79]-[.F79])*-1)" office:value-type="float" office:value="-0" calcext:value-type="float">
            <text:p>0</text:p>
          </table:table-cell>
          <table:table-cell table:style-name="ce3" table:formula="of:=IF([.G79]-[.I79]&lt;0;([.I79]-[.G79]);([.I79]-[.G79])*-1)" office:value-type="float" office:value="-0" calcext:value-type="float">
            <text:p>0</text:p>
          </table:table-cell>
          <table:table-cell table:style-name="ce3" table:formula="of:=CONCATENATE(IF([.K79]&gt;60;[.J79]+INT([.K79]/60);[.J79]);[.A79];IF([.K79]&gt;60;ROUND(60*(ROUND(INT([.K79]/60)-[.K79]/60;2)*-1);0);[.K79]))" office:value-type="string" office:string-value="0:0" calcext:value-type="string">
            <text:p>0:0</text:p>
          </table:table-cell>
          <table:table-cell table:style-name="ce4" table:formula="of:=CONCATENATE(IF(SUM([.K79:.K85])&gt;=60;SUM([.J79:.J85])+ROUND(INT(SUM([.K79:.K85]))/60;0);SUM([.J79:.J85]));[.A79];IF(SUM([.K79:.K85])&gt;=60;ROUND(60*(ROUND(INT(SUM([.K79:.K85])/60)-SUM([.K79:.K85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9:.K85])&gt;=60;SUM([.J79:.J85])+ROUND(INT(SUM([.K79:.K85]))/60;0);SUM([.J79:.J85]));[.A75];IF(SUM([.K79:.K85])&gt;=60;ROUND(60*(ROUND(INT(SUM([.K79:.K85])/60)-SUM([.K79:.K8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0];[.A80];[.C80];[.A80];[.D80])" office:value-type="string" office:string-value="9:1:2016" calcext:value-type="string">
            <text:p>9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0]-[.H80]&lt;0;([.H80]-[.F80]);([.H80]-[.F80])*-1)" office:value-type="float" office:value="-0" calcext:value-type="float">
            <text:p>0</text:p>
          </table:table-cell>
          <table:table-cell table:style-name="ce3" table:formula="of:=IF([.G80]-[.I80]&lt;0;([.I80]-[.G80]);([.I80]-[.G80])*-1)" office:value-type="float" office:value="-0" calcext:value-type="float">
            <text:p>0</text:p>
          </table:table-cell>
          <table:table-cell table:style-name="ce3" table:formula="of:=CONCATENATE(IF([.K80]&gt;60;[.J80]+INT([.K80]/60);[.J80]);[.A80];IF([.K80]&gt;60;ROUND(60*(ROUND(INT([.K80]/60)-[.K80]/60;2)*-1);0);[.K80]))" office:value-type="string" office:string-value="0:0" calcext:value-type="string">
            <text:p>0:0</text:p>
          </table:table-cell>
          <table:covered-table-cell table:style-name="ce4" table:formula="of:=CONCATENATE(IF(SUM([.K80:.K86])&gt;=60;SUM([.J80:.J86])+ROUND(INT(SUM([.K80:.K86]))/60;0);SUM([.J80:.J86]));[.A80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0:.K86])&gt;=60;SUM([.J80:.J86])+ROUND(INT(SUM([.K80:.K86]))/60;0);SUM([.J80:.J86]));[.A76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1];[.A81];[.C81];[.A81];[.D81])" office:value-type="string" office:string-value="9:2:2016" calcext:value-type="string">
            <text:p>9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1]-[.H81]&lt;0;([.H81]-[.F81]);([.H81]-[.F81])*-1)" office:value-type="float" office:value="-0" calcext:value-type="float">
            <text:p>0</text:p>
          </table:table-cell>
          <table:table-cell table:style-name="ce3" table:formula="of:=IF([.G81]-[.I81]&lt;0;([.I81]-[.G81]);([.I81]-[.G81])*-1)" office:value-type="float" office:value="-0" calcext:value-type="float">
            <text:p>0</text:p>
          </table:table-cell>
          <table:table-cell table:style-name="ce3" table:formula="of:=CONCATENATE(IF([.K81]&gt;60;[.J81]+INT([.K81]/60);[.J81]);[.A81];IF([.K81]&gt;60;ROUND(60*(ROUND(INT([.K81]/60)-[.K81]/60;2)*-1);0);[.K81]))" office:value-type="string" office:string-value="0:0" calcext:value-type="string">
            <text:p>0:0</text:p>
          </table:table-cell>
          <table:covered-table-cell table:style-name="ce4" table:formula="of:=CONCATENATE(IF(SUM([.K81:.K87])&gt;=60;SUM([.J81:.J87])+ROUND(INT(SUM([.K81:.K87]))/60;0);SUM([.J81:.J87]));[.A81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1:.K87])&gt;=60;SUM([.J81:.J87])+ROUND(INT(SUM([.K81:.K87]))/60;0);SUM([.J81:.J87]));[.A77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2];[.A82];[.C82];[.A82];[.D82])" office:value-type="string" office:string-value="9:3:2016" calcext:value-type="string">
            <text:p>9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2]-[.H82]&lt;0;([.H82]-[.F82]);([.H82]-[.F82])*-1)" office:value-type="float" office:value="-0" calcext:value-type="float">
            <text:p>0</text:p>
          </table:table-cell>
          <table:table-cell table:style-name="ce3" table:formula="of:=IF([.G82]-[.I82]&lt;0;([.I82]-[.G82]);([.I82]-[.G82])*-1)" office:value-type="float" office:value="-0" calcext:value-type="float">
            <text:p>0</text:p>
          </table:table-cell>
          <table:table-cell table:style-name="ce3" table:formula="of:=CONCATENATE(IF([.K82]&gt;60;[.J82]+INT([.K82]/60);[.J82]);[.A82];IF([.K82]&gt;60;ROUND(60*(ROUND(INT([.K82]/60)-[.K82]/60;2)*-1);0);[.K82]))" office:value-type="string" office:string-value="0:0" calcext:value-type="string">
            <text:p>0:0</text:p>
          </table:table-cell>
          <table:covered-table-cell table:style-name="ce4" table:formula="of:=CONCATENATE(IF(SUM([.K82:.K88])&gt;=60;SUM([.J82:.J88])+ROUND(INT(SUM([.K82:.K88]))/60;0);SUM([.J82:.J88]));[.A82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2:.K88])&gt;=60;SUM([.J82:.J88])+ROUND(INT(SUM([.K82:.K88]))/60;0);SUM([.J82:.J88]));[.A78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3];[.A83];[.C83];[.A83];[.D83])" office:value-type="string" office:string-value="9:4:2016" calcext:value-type="string">
            <text:p>9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3]-[.H83]&lt;0;([.H83]-[.F83]);([.H83]-[.F83])*-1)" office:value-type="float" office:value="-0" calcext:value-type="float">
            <text:p>0</text:p>
          </table:table-cell>
          <table:table-cell table:style-name="ce3" table:formula="of:=IF([.G83]-[.I83]&lt;0;([.I83]-[.G83]);([.I83]-[.G83])*-1)" office:value-type="float" office:value="-0" calcext:value-type="float">
            <text:p>0</text:p>
          </table:table-cell>
          <table:table-cell table:style-name="ce3" table:formula="of:=CONCATENATE(IF([.K83]&gt;60;[.J83]+INT([.K83]/60);[.J83]);[.A83];IF([.K83]&gt;60;ROUND(60*(ROUND(INT([.K83]/60)-[.K83]/60;2)*-1);0);[.K83]))" office:value-type="string" office:string-value="0:0" calcext:value-type="string">
            <text:p>0:0</text:p>
          </table:table-cell>
          <table:covered-table-cell table:style-name="ce4" table:formula="of:=CONCATENATE(IF(SUM([.K83:.K89])&gt;=60;SUM([.J83:.J89])+ROUND(INT(SUM([.K83:.K89]))/60;0);SUM([.J83:.J89]));[.A83];IF(SUM([.K83:.K89])&gt;=60;ROUND(60*(ROUND(INT(SUM([.K83:.K89])/60)-SUM([.K83:.K8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83:.K89])&gt;=60;SUM([.J83:.J89])+ROUND(INT(SUM([.K83:.K89]))/60;0);SUM([.J83:.J89]));[.A79];IF(SUM([.K83:.K89])&gt;=60;ROUND(60*(ROUND(INT(SUM([.K83:.K89])/60)-SUM([.K83:.K89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4];[.A84];[.C84];[.A84];[.D84])" office:value-type="string" office:string-value="9:5:2016" calcext:value-type="string">
            <text:p>9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4]-[.H84]&lt;0;([.H84]-[.F84]);([.H84]-[.F84])*-1)" office:value-type="float" office:value="-0" calcext:value-type="float">
            <text:p>0</text:p>
          </table:table-cell>
          <table:table-cell table:style-name="ce3" table:formula="of:=IF([.G84]-[.I84]&lt;0;([.I84]-[.G84]);([.I84]-[.G84])*-1)" office:value-type="float" office:value="-0" calcext:value-type="float">
            <text:p>0</text:p>
          </table:table-cell>
          <table:table-cell table:style-name="ce3" table:formula="of:=CONCATENATE(IF([.K84]&gt;60;[.J84]+INT([.K84]/60);[.J84]);[.A84];IF([.K84]&gt;60;ROUND(60*(ROUND(INT([.K84]/60)-[.K84]/60;2)*-1);0);[.K84]))" office:value-type="string" office:string-value="0:0" calcext:value-type="string">
            <text:p>0:0</text:p>
          </table:table-cell>
          <table:covered-table-cell table:style-name="ce4" table:formula="of:=CONCATENATE(IF(SUM([.K84:.K90])&gt;=60;SUM([.J84:.J90])+ROUND(INT(SUM([.K84:.K90]))/60;0);SUM([.J84:.J90]));[.A84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84:.K90])&gt;=60;SUM([.J84:.J90])+ROUND(INT(SUM([.K84:.K90]))/60;0);SUM([.J84:.J90]));[.A80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5];[.A85];[.C85];[.A85];[.D85])" office:value-type="string" office:string-value="9:6:2016" calcext:value-type="string">
            <text:p>9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5]-[.H85]&lt;0;([.H85]-[.F85]);([.H85]-[.F85])*-1)" office:value-type="float" office:value="-0" calcext:value-type="float">
            <text:p>0</text:p>
          </table:table-cell>
          <table:table-cell table:style-name="ce3" table:formula="of:=IF([.G85]-[.I85]&lt;0;([.I85]-[.G85]);([.I85]-[.G85])*-1)" office:value-type="float" office:value="-0" calcext:value-type="float">
            <text:p>0</text:p>
          </table:table-cell>
          <table:table-cell table:style-name="ce3" table:formula="of:=CONCATENATE(IF([.K85]&gt;60;[.J85]+INT([.K85]/60);[.J85]);[.A85];IF([.K85]&gt;60;ROUND(60*(ROUND(INT([.K85]/60)-[.K85]/60;2)*-1);0);[.K85]))" office:value-type="string" office:string-value="0:0" calcext:value-type="string">
            <text:p>0:0</text:p>
          </table:table-cell>
          <table:covered-table-cell table:style-name="ce4" table:formula="of:=CONCATENATE(IF(SUM([.K85:.K91])&gt;=60;SUM([.J85:.J91])+ROUND(INT(SUM([.K85:.K91]))/60;0);SUM([.J85:.J91]));[.A85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5:.K91])&gt;=60;SUM([.J85:.J91])+ROUND(INT(SUM([.K85:.K91]))/60;0);SUM([.J85:.J91]));[.A81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6];[.A86];[.C86];[.A86];[.D86])" office:value-type="string" office:string-value="9:7:2016" calcext:value-type="string">
            <text:p>9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6]-[.H86]&lt;0;([.H86]-[.F86]);([.H86]-[.F86])*-1)" office:value-type="float" office:value="-0" calcext:value-type="float">
            <text:p>0</text:p>
          </table:table-cell>
          <table:table-cell table:style-name="ce3" table:formula="of:=IF([.G86]-[.I86]&lt;0;([.I86]-[.G86]);([.I86]-[.G86])*-1)" office:value-type="float" office:value="-0" calcext:value-type="float">
            <text:p>0</text:p>
          </table:table-cell>
          <table:table-cell table:style-name="ce3" table:formula="of:=CONCATENATE(IF([.K86]&gt;60;[.J86]+INT([.K86]/60);[.J86]);[.A86];IF([.K86]&gt;60;ROUND(60*(ROUND(INT([.K86]/60)-[.K86]/60;2)*-1);0);[.K86]))" office:value-type="string" office:string-value="0:0" calcext:value-type="string">
            <text:p>0:0</text:p>
          </table:table-cell>
          <table:table-cell table:style-name="ce4" table:formula="of:=CONCATENATE(IF(SUM([.K86:.K92])&gt;=60;SUM([.J86:.J92])+ROUND(INT(SUM([.K86:.K92]))/60;0);SUM([.J86:.J92]));[.A86];IF(SUM([.K86:.K92])&gt;=60;ROUND(60*(ROUND(INT(SUM([.K86:.K92])/60)-SUM([.K86:.K9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86:.K92])&gt;=60;SUM([.J86:.J92])+ROUND(INT(SUM([.K86:.K92]))/60;0);SUM([.J86:.J92]));[.A82];IF(SUM([.K86:.K92])&gt;=60;ROUND(60*(ROUND(INT(SUM([.K86:.K92])/60)-SUM([.K86:.K9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7];[.A87];[.C87];[.A87];[.D87])" office:value-type="string" office:string-value="9:8:2016" calcext:value-type="string">
            <text:p>9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7]-[.H87]&lt;0;([.H87]-[.F87]);([.H87]-[.F87])*-1)" office:value-type="float" office:value="-0" calcext:value-type="float">
            <text:p>0</text:p>
          </table:table-cell>
          <table:table-cell table:style-name="ce3" table:formula="of:=IF([.G87]-[.I87]&lt;0;([.I87]-[.G87]);([.I87]-[.G87])*-1)" office:value-type="float" office:value="-0" calcext:value-type="float">
            <text:p>0</text:p>
          </table:table-cell>
          <table:table-cell table:style-name="ce3" table:formula="of:=CONCATENATE(IF([.K87]&gt;60;[.J87]+INT([.K87]/60);[.J87]);[.A87];IF([.K87]&gt;60;ROUND(60*(ROUND(INT([.K87]/60)-[.K87]/60;2)*-1);0);[.K87]))" office:value-type="string" office:string-value="0:0" calcext:value-type="string">
            <text:p>0:0</text:p>
          </table:table-cell>
          <table:table-cell table:style-name="ce4" table:formula="of:=CONCATENATE(IF(SUM([.K87:.K93])&gt;=60;SUM([.J87:.J93])+ROUND(INT(SUM([.K87:.K93]))/60;0);SUM([.J87:.J93]));[.A87];IF(SUM([.K87:.K93])&gt;=60;ROUND(60*(ROUND(INT(SUM([.K87:.K93])/60)-SUM([.K87:.K9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7:.K93])&gt;=60;SUM([.J87:.J93])+ROUND(INT(SUM([.K87:.K93]))/60;0);SUM([.J87:.J93]));[.A83];IF(SUM([.K87:.K93])&gt;=60;ROUND(60*(ROUND(INT(SUM([.K87:.K93])/60)-SUM([.K87:.K9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8];[.A88];[.C88];[.A88];[.D88])" office:value-type="string" office:string-value="9:9:2016" calcext:value-type="string">
            <text:p>9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8]-[.H88]&lt;0;([.H88]-[.F88]);([.H88]-[.F88])*-1)" office:value-type="float" office:value="-0" calcext:value-type="float">
            <text:p>0</text:p>
          </table:table-cell>
          <table:table-cell table:style-name="ce3" table:formula="of:=IF([.G88]-[.I88]&lt;0;([.I88]-[.G88]);([.I88]-[.G88])*-1)" office:value-type="float" office:value="-0" calcext:value-type="float">
            <text:p>0</text:p>
          </table:table-cell>
          <table:table-cell table:style-name="ce3" table:formula="of:=CONCATENATE(IF([.K88]&gt;60;[.J88]+INT([.K88]/60);[.J88]);[.A88];IF([.K88]&gt;60;ROUND(60*(ROUND(INT([.K88]/60)-[.K88]/60;2)*-1);0);[.K88]))" office:value-type="string" office:string-value="0:0" calcext:value-type="string">
            <text:p>0:0</text:p>
          </table:table-cell>
          <table:table-cell table:style-name="ce4" table:formula="of:=CONCATENATE(IF(SUM([.K88:.K94])&gt;=60;SUM([.J88:.J94])+ROUND(INT(SUM([.K88:.K94]))/60;0);SUM([.J88:.J94]));[.A88];IF(SUM([.K88:.K94])&gt;=60;ROUND(60*(ROUND(INT(SUM([.K88:.K94])/60)-SUM([.K88:.K9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8:.K94])&gt;=60;SUM([.J88:.J94])+ROUND(INT(SUM([.K88:.K94]))/60;0);SUM([.J88:.J94]));[.A84];IF(SUM([.K88:.K94])&gt;=60;ROUND(60*(ROUND(INT(SUM([.K88:.K94])/60)-SUM([.K88:.K9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9];[.A89];[.C89];[.A89];[.D89])" office:value-type="string" office:string-value="9:10:2016" calcext:value-type="string">
            <text:p>9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9]-[.H89]&lt;0;([.H89]-[.F89]);([.H89]-[.F89])*-1)" office:value-type="float" office:value="-0" calcext:value-type="float">
            <text:p>0</text:p>
          </table:table-cell>
          <table:table-cell table:style-name="ce3" table:formula="of:=IF([.G89]-[.I89]&lt;0;([.I89]-[.G89]);([.I89]-[.G89])*-1)" office:value-type="float" office:value="-0" calcext:value-type="float">
            <text:p>0</text:p>
          </table:table-cell>
          <table:table-cell table:style-name="ce3" table:formula="of:=CONCATENATE(IF([.K89]&gt;60;[.J89]+INT([.K89]/60);[.J89]);[.A89];IF([.K89]&gt;60;ROUND(60*(ROUND(INT([.K89]/60)-[.K89]/60;2)*-1);0);[.K89]))" office:value-type="string" office:string-value="0:0" calcext:value-type="string">
            <text:p>0:0</text:p>
          </table:table-cell>
          <table:table-cell table:style-name="ce4" table:formula="of:=CONCATENATE(IF(SUM([.K89:.K95])&gt;=60;SUM([.J89:.J95])+ROUND(INT(SUM([.K89:.K95]))/60;0);SUM([.J89:.J95]));[.A89];IF(SUM([.K89:.K95])&gt;=60;ROUND(60*(ROUND(INT(SUM([.K89:.K95])/60)-SUM([.K89:.K9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9:.K95])&gt;=60;SUM([.J89:.J95])+ROUND(INT(SUM([.K89:.K95]))/60;0);SUM([.J89:.J95]));[.A85];IF(SUM([.K89:.K95])&gt;=60;ROUND(60*(ROUND(INT(SUM([.K89:.K95])/60)-SUM([.K89:.K9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728pt" fo:page-height="172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7:28:20.702281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21:22:45.139894922</meta:creation-date>
    <meta:editing-duration>PT59M59S</meta:editing-duration>
    <meta:editing-cycles>29</meta:editing-cycles>
    <meta:generator>LibreOffice/5.0.6.3$Linux_X86_64 LibreOffice_project/00m0$Build-3</meta:generator>
    <dc:date>2016-08-02T17:29:21.959850382</dc:date>
    <meta:document-statistic meta:table-count="1" meta:cell-count="1342" meta:object-count="0"/>
  </office:meta>
</office:document-meta>
</file>